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Book Antiqua" svg:font-family="Book Antiqua" style:font-family-generic="roman" style:font-pitch="variable" svg:panose-1="2 4 6 2 5 3 5 3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column" fo:text-align="center" fo:margin-left="0.5in">
        <style:tab-stops/>
      </style:paragraph-properties>
    </style:style>
    <style:style style:name="P5" style:parent-style-name="DocumentSubject" style:family="paragraph">
      <style:paragraph-properties fo:widows="2" fo:orphans="2" fo:margin-top="0.5in" fo:margin-bottom="0.1666in">
        <style:tab-stops>
          <style:tab-stop style:type="left" style:position="3.677in"/>
        </style:tab-stops>
      </style:paragraph-properties>
      <style:text-properties fo:font-weight="bold" style:font-weight-asian="bold" fo:font-size="26pt" style:font-size-asian="26pt"/>
    </style:style>
    <style:style style:name="P6" style:parent-style-name="DocumentSubject" style:family="paragraph">
      <style:paragraph-properties fo:widows="2" fo:orphans="2" fo:text-align="center" fo:margin-top="0.5in" fo:margin-bottom="0.1666in"/>
      <style:text-properties fo:font-weight="bold" style:font-weight-asian="bold" fo:font-size="26pt" style:font-size-asian="26pt"/>
    </style:style>
    <style:style style:name="P7" style:parent-style-name="Normal" style:family="paragraph">
      <style:paragraph-properties fo:text-align="end"/>
      <style:text-properties fo:color="#0000FF" fo:font-size="24pt" style:font-size-asian="24pt"/>
    </style:style>
    <style:style style:name="P8" style:parent-style-name="Normal" style:family="paragraph">
      <style:paragraph-properties fo:text-align="end"/>
    </style:style>
    <style:style style:name="T9" style:parent-style-name="DefaultParagraphFont" style:family="text">
      <style:text-properties fo:color="#0000FF" fo:font-size="24pt" style:font-size-asian="24pt"/>
    </style:style>
    <style:style style:name="P10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1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2" style:parent-style-name="Normal" style:family="paragraph">
      <style:paragraph-properties fo:line-height="0.0006in"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F13" style:parent-style-name="a2" style:family="graphic">
      <style:graphic-properties style:wrap="parallel" draw:stroke="none" draw:fill="none" fo:border="none" fo:padding="0in" style:shadow="none" style:vertical-rel="paragraph" style:horizontal-rel="page-content" style:horizontal-pos="left" style:vertical-pos="from-top" style:writing-mode="lr-tb"/>
    </style:style>
    <style:style style:name="P14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5" style:parent-style-name="EA-CenterHeading" style:family="paragraph">
      <style:paragraph-properties fo:text-align="end"/>
    </style:style>
    <style:style style:name="P16" style:parent-style-name="EA-Report" style:family="paragraph">
      <style:paragraph-properties fo:text-align="end"/>
    </style:style>
    <style:style style:name="P17" style:parent-style-name="Normal" style:master-page-name="MP1" style:family="paragraph">
      <style:paragraph-properties fo:break-before="page" fo:text-align="start"/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7" style:parent-style-name="Normal" style:family="paragraph">
      <style:text-properties style:font-name-complex="Arial"/>
    </style:style>
    <style:style style:name="P38" style:parent-style-name="Normal" style:family="paragraph">
      <style:text-properties fo:font-weight="bold" style:font-weight-asian="bold"/>
    </style:style>
    <style:style style:name="P39" style:parent-style-name="Normal" style:family="paragraph">
      <style:text-properties style:font-name-complex="Arial"/>
    </style:style>
    <style:style style:name="TableColumn41" style:family="table-column">
      <style:table-column-properties style:column-width="1.268in"/>
    </style:style>
    <style:style style:name="TableColumn42" style:family="table-column">
      <style:table-column-properties style:column-width="1.1597in"/>
    </style:style>
    <style:style style:name="TableColumn43" style:family="table-column">
      <style:table-column-properties style:column-width="1.5097in"/>
    </style:style>
    <style:style style:name="TableColumn44" style:family="table-column">
      <style:table-column-properties style:column-width="2.6381in"/>
    </style:style>
    <style:style style:name="Table40" style:family="table">
      <style:table-properties style:width="6.5756in" style:rel-width="98.88%" fo:margin-left="0.075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47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48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49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50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51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52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53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Row54" style:family="table-row">
      <style:table-row-properties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P57" style:parent-style-name="Tabletext0" style:family="paragraph">
      <style:paragraph-properties fo:margin-bottom="0in"/>
      <style:text-properties style:font-name="Arial" style:font-name-complex="Arial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P59" style:parent-style-name="Tabletext0" style:family="paragraph">
      <style:paragraph-properties fo:margin-bottom="0in"/>
      <style:text-properties style:font-name="Arial" style:font-name-complex="Arial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P61" style:parent-style-name="Tabletext0" style:family="paragraph">
      <style:paragraph-properties fo:margin-bottom="0in"/>
      <style:text-properties style:font-name="Arial" style:font-name-complex="Arial"/>
    </style:style>
    <style:style style:name="TableRow62" style:family="table-row">
      <style:table-row-properties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Tabletext0" style:family="paragraph">
      <style:paragraph-properties fo:margin-bottom="0in"/>
      <style:text-properties style:font-name="Arial" style:font-name-complex="Arial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P66" style:parent-style-name="Tabletext0" style:family="paragraph">
      <style:paragraph-properties fo:margin-bottom="0in"/>
      <style:text-properties style:font-name="Arial" style:font-name-complex="Arial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P68" style:parent-style-name="Tabletext0" style:family="paragraph">
      <style:paragraph-properties fo:margin-bottom="0in"/>
      <style:text-properties style:font-name="Arial" style:font-name-complex="Arial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P70" style:parent-style-name="Tabletext0" style:family="paragraph">
      <style:paragraph-properties fo:margin-bottom="0in"/>
      <style:text-properties style:font-name="Arial" style:font-name-complex="Arial"/>
    </style:style>
    <style:style style:name="TableRow71" style:family="table-row">
      <style:table-row-properties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P73" style:parent-style-name="Tabletext0" style:family="paragraph">
      <style:paragraph-properties fo:margin-bottom="0in"/>
      <style:text-properties style:font-name="Arial" style:font-name-complex="Arial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P75" style:parent-style-name="Tabletext0" style:family="paragraph">
      <style:paragraph-properties fo:margin-bottom="0in"/>
      <style:text-properties style:font-name="Arial" style:font-name-complex="Arial"/>
    </style:style>
    <style:style style:name="TableCell76" style:family="table-cell">
      <style:table-cell-properties fo:border="0.0104in solid #000000" style:writing-mode="lr-tb" fo:padding-top="0in" fo:padding-left="0.075in" fo:padding-bottom="0in" fo:padding-right="0.075in"/>
    </style:style>
    <style:style style:name="P77" style:parent-style-name="Tabletext0" style:family="paragraph">
      <style:paragraph-properties fo:margin-bottom="0in"/>
      <style:text-properties style:font-name="Arial" style:font-name-complex="Arial"/>
    </style:style>
    <style:style style:name="TableCell78" style:family="table-cell">
      <style:table-cell-properties fo:border="0.0104in solid #000000" style:writing-mode="lr-tb" fo:padding-top="0in" fo:padding-left="0.075in" fo:padding-bottom="0in" fo:padding-right="0.075in"/>
    </style:style>
    <style:style style:name="P79" style:parent-style-name="Tabletext0" style:family="paragraph">
      <style:paragraph-properties fo:margin-bottom="0in"/>
      <style:text-properties style:font-name="Arial" style:font-name-complex="Arial"/>
    </style:style>
    <style:style style:name="TableRow80" style:family="table-row">
      <style:table-row-properties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0" style:family="paragraph">
      <style:paragraph-properties fo:margin-bottom="0in"/>
      <style:text-properties style:font-name="Arial" style:font-name-complex="Arial"/>
    </style:style>
    <style:style style:name="TableCell83" style:family="table-cell">
      <style:table-cell-properties fo:border="0.0104in solid #000000" style:writing-mode="lr-tb" fo:padding-top="0in" fo:padding-left="0.075in" fo:padding-bottom="0in" fo:padding-right="0.075in"/>
    </style:style>
    <style:style style:name="P84" style:parent-style-name="Tabletext0" style:family="paragraph">
      <style:paragraph-properties fo:margin-bottom="0in"/>
      <style:text-properties style:font-name="Arial" style:font-name-complex="Arial"/>
    </style:style>
    <style:style style:name="TableCell85" style:family="table-cell">
      <style:table-cell-properties fo:border="0.0104in solid #000000" style:writing-mode="lr-tb" fo:padding-top="0in" fo:padding-left="0.075in" fo:padding-bottom="0in" fo:padding-right="0.075in"/>
    </style:style>
    <style:style style:name="P86" style:parent-style-name="Tabletext0" style:family="paragraph">
      <style:paragraph-properties fo:margin-bottom="0in"/>
      <style:text-properties style:font-name="Arial" style:font-name-complex="Arial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Tabletext0" style:family="paragraph">
      <style:paragraph-properties fo:margin-bottom="0in"/>
      <style:text-properties style:font-name="Arial" style:font-name-complex="Arial"/>
    </style:style>
    <style:style style:name="P89" style:parent-style-name="Normal" style:family="paragraph">
      <style:text-properties style:font-name-complex="Arial"/>
    </style:style>
    <style:style style:name="P90" style:parent-style-name="Normal" style:family="paragraph">
      <style:text-properties style:font-name-complex="Arial"/>
    </style:style>
    <style:style style:name="P91" style:parent-style-name="sectitile" style:family="paragraph">
      <style:paragraph-properties style:punctuation-wrap="hanging" style:text-autospace="ideograph-alpha" style:vertical-align="auto">
        <style:tab-stops/>
      </style:paragraph-properties>
      <style:text-properties style:font-name="Arial" style:font-weight-complex="bold" fo:letter-spacing="-0.0034in"/>
    </style:style>
    <style:style style:name="P92" style:parent-style-name="Normal" style:family="paragraph">
      <style:text-properties style:font-name-complex="Arial"/>
    </style:style>
    <style:style style:name="TableColumn94" style:family="table-column">
      <style:table-column-properties style:column-width="2.068in"/>
    </style:style>
    <style:style style:name="TableColumn95" style:family="table-column">
      <style:table-column-properties style:column-width="1.9986in"/>
    </style:style>
    <style:style style:name="TableColumn96" style:family="table-column">
      <style:table-column-properties style:column-width="1.8118in"/>
    </style:style>
    <style:style style:name="TableColumn97" style:family="table-column">
      <style:table-column-properties style:column-width="0.6868in"/>
    </style:style>
    <style:style style:name="Table93" style:family="table">
      <style:table-properties style:width="6.5652in" style:rel-width="100.9%" fo:margin-left="0in" table:align="left"/>
    </style:style>
    <style:style style:name="TableRow98" style:family="table-row">
      <style:table-row-properties fo:keep-together="always"/>
    </style:style>
    <style:style style:name="TableCell99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1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3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4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5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6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Row107" style:family="table-row">
      <style:table-row-properties fo:keep-together="always"/>
    </style:style>
    <style:style style:name="TableCell108" style:family="table-cell">
      <style:table-cell-properties fo:border="0.0069in solid #000000" style:writing-mode="lr-tb" fo:padding-top="0in" fo:padding-left="0in" fo:padding-bottom="0in" fo:padding-right="0in"/>
    </style:style>
    <style:style style:name="P10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0" style:family="table-cell">
      <style:table-cell-properties fo:border="0.0069in solid #000000" style:writing-mode="lr-tb" fo:padding-top="0in" fo:padding-left="0in" fo:padding-bottom="0in" fo:padding-right="0in"/>
    </style:style>
    <style:style style:name="P11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P11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16" style:family="table-row">
      <style:table-row-properties fo:keep-together="always"/>
    </style:style>
    <style:style style:name="TableCell117" style:family="table-cell">
      <style:table-cell-properties fo:border="0.0069in solid #000000" style:writing-mode="lr-tb" fo:padding-top="0in" fo:padding-left="0in" fo:padding-bottom="0in" fo:padding-right="0in"/>
    </style:style>
    <style:style style:name="P118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9" style:family="table-cell">
      <style:table-cell-properties fo:border="0.0069in solid #000000" style:writing-mode="lr-tb" fo:padding-top="0in" fo:padding-left="0in" fo:padding-bottom="0in" fo:padding-right="0in"/>
    </style:style>
    <style:style style:name="P12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1" style:family="table-cell">
      <style:table-cell-properties fo:border="0.0069in solid #000000" style:writing-mode="lr-tb" fo:padding-top="0in" fo:padding-left="0in" fo:padding-bottom="0in" fo:padding-right="0in"/>
    </style:style>
    <style:style style:name="P12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P124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25" style:family="table-row">
      <style:table-row-properties fo:keep-together="always"/>
    </style:style>
    <style:style style:name="TableCell126" style:family="table-cell">
      <style:table-cell-properties fo:border="0.0069in solid #000000" style:writing-mode="lr-tb" fo:padding-top="0in" fo:padding-left="0in" fo:padding-bottom="0in" fo:padding-right="0in"/>
    </style:style>
    <style:style style:name="P127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8" style:family="table-cell">
      <style:table-cell-properties fo:border="0.0069in solid #000000" style:writing-mode="lr-tb" fo:padding-top="0in" fo:padding-left="0in" fo:padding-bottom="0in" fo:padding-right="0in"/>
    </style:style>
    <style:style style:name="P12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0" style:family="table-cell">
      <style:table-cell-properties fo:border="0.0069in solid #000000" style:writing-mode="lr-tb" fo:padding-top="0in" fo:padding-left="0in" fo:padding-bottom="0in" fo:padding-right="0in"/>
    </style:style>
    <style:style style:name="P13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P13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34" style:family="table-row">
      <style:table-row-properties fo:keep-together="always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P138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P14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43" style:family="table-row">
      <style:table-row-properties fo:keep-together="always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color="#000000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P147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P152" style:parent-style-name="Normal" style:family="paragraph">
      <style:text-properties style:font-name-complex="Arial"/>
    </style:style>
    <style:style style:name="P153" style:parent-style-name="Normal" style:family="paragraph">
      <style:text-properties style:font-name-complex="Arial"/>
    </style:style>
    <style:style style:name="P154" style:parent-style-name="sectitile" style:family="paragraph">
      <style:text-properties style:font-name="Arial" style:font-name-complex="Arial"/>
    </style:style>
    <style:style style:name="P155" style:parent-style-name="Normal" style:family="paragraph">
      <style:text-properties style:font-name-complex="Arial"/>
    </style:style>
    <style:style style:name="TableColumn157" style:family="table-column">
      <style:table-column-properties style:column-width="1.6256in"/>
    </style:style>
    <style:style style:name="TableColumn158" style:family="table-column">
      <style:table-column-properties style:column-width="1.5625in"/>
    </style:style>
    <style:style style:name="TableColumn159" style:family="table-column">
      <style:table-column-properties style:column-width="0.8743in"/>
    </style:style>
    <style:style style:name="TableColumn160" style:family="table-column">
      <style:table-column-properties style:column-width="1.8125in"/>
    </style:style>
    <style:style style:name="TableColumn161" style:family="table-column">
      <style:table-column-properties style:column-width="0.7006in"/>
    </style:style>
    <style:style style:name="Table156" style:family="table">
      <style:table-properties style:width="6.5756in" style:rel-width="98.88%" fo:margin-left="0.075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4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5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6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7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8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9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70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71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72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Row173" style:family="table-row">
      <style:table-row-properties/>
    </style:style>
    <style:style style:name="TableCell174" style:family="table-cell">
      <style:table-cell-properties fo:border="0.0104in solid #000000" style:writing-mode="lr-tb" fo:padding-top="0in" fo:padding-left="0.075in" fo:padding-bottom="0in" fo:padding-right="0.075in"/>
    </style:style>
    <style:style style:name="P175" style:parent-style-name="Tabletext0" style:family="paragraph">
      <style:paragraph-properties fo:margin-bottom="0in"/>
      <style:text-properties style:font-name="Arial" style:font-name-complex="Arial"/>
    </style:style>
    <style:style style:name="TableCell176" style:family="table-cell">
      <style:table-cell-properties fo:border="0.0104in solid #000000" style:writing-mode="lr-tb" fo:padding-top="0in" fo:padding-left="0.075in" fo:padding-bottom="0in" fo:padding-right="0.075in"/>
    </style:style>
    <style:style style:name="P177" style:parent-style-name="Tabletext0" style:family="paragraph">
      <style:paragraph-properties fo:margin-bottom="0in"/>
      <style:text-properties style:font-name="Arial" style:font-name-complex="Arial"/>
    </style:style>
    <style:style style:name="TableCell178" style:family="table-cell">
      <style:table-cell-properties fo:border="0.0104in solid #000000" style:writing-mode="lr-tb" fo:padding-top="0in" fo:padding-left="0.075in" fo:padding-bottom="0in" fo:padding-right="0.075in"/>
    </style:style>
    <style:style style:name="P17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80" style:family="table-cell">
      <style:table-cell-properties fo:border="0.0104in solid #000000" style:writing-mode="lr-tb" fo:padding-top="0in" fo:padding-left="0.075in" fo:padding-bottom="0in" fo:padding-right="0.075in"/>
    </style:style>
    <style:style style:name="P181" style:parent-style-name="Tabletext0" style:family="paragraph">
      <style:paragraph-properties fo:margin-bottom="0in"/>
      <style:text-properties style:font-name="Arial" style:font-name-complex="Arial"/>
    </style:style>
    <style:style style:name="TableCell182" style:family="table-cell">
      <style:table-cell-properties fo:border="0.0104in solid #000000" style:writing-mode="lr-tb" fo:padding-top="0in" fo:padding-left="0.075in" fo:padding-bottom="0in" fo:padding-right="0.075in"/>
    </style:style>
    <style:style style:name="P183" style:parent-style-name="Tabletext0" style:family="paragraph">
      <style:paragraph-properties fo:margin-bottom="0in"/>
      <style:text-properties style:font-name="Arial" style:font-name-complex="Arial"/>
    </style:style>
    <style:style style:name="TableRow184" style:family="table-row">
      <style:table-row-properties/>
    </style:style>
    <style:style style:name="TableCell185" style:family="table-cell">
      <style:table-cell-properties fo:border="0.0104in solid #000000" style:writing-mode="lr-tb" fo:padding-top="0in" fo:padding-left="0.075in" fo:padding-bottom="0in" fo:padding-right="0.075in"/>
    </style:style>
    <style:style style:name="P186" style:parent-style-name="Tabletext0" style:family="paragraph">
      <style:paragraph-properties fo:margin-bottom="0in"/>
      <style:text-properties style:font-name="Arial" style:font-name-complex="Arial"/>
    </style:style>
    <style:style style:name="TableCell187" style:family="table-cell">
      <style:table-cell-properties fo:border="0.0104in solid #000000" style:writing-mode="lr-tb" fo:padding-top="0in" fo:padding-left="0.075in" fo:padding-bottom="0in" fo:padding-right="0.075in"/>
    </style:style>
    <style:style style:name="P188" style:parent-style-name="Tabletext0" style:family="paragraph">
      <style:paragraph-properties fo:margin-bottom="0in"/>
      <style:text-properties style:font-name="Arial" style:font-name-complex="Arial"/>
    </style:style>
    <style:style style:name="TableCell189" style:family="table-cell">
      <style:table-cell-properties fo:border="0.0104in solid #000000" style:writing-mode="lr-tb" fo:padding-top="0in" fo:padding-left="0.075in" fo:padding-bottom="0in" fo:padding-right="0.075in"/>
    </style:style>
    <style:style style:name="P19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91" style:family="table-cell">
      <style:table-cell-properties fo:border="0.0104in solid #000000" style:writing-mode="lr-tb" fo:padding-top="0in" fo:padding-left="0.075in" fo:padding-bottom="0in" fo:padding-right="0.075in"/>
    </style:style>
    <style:style style:name="P192" style:parent-style-name="Tabletext0" style:family="paragraph">
      <style:paragraph-properties fo:margin-bottom="0in"/>
      <style:text-properties style:font-name="Arial" style:font-name-complex="Arial"/>
    </style:style>
    <style:style style:name="TableCell193" style:family="table-cell">
      <style:table-cell-properties fo:border="0.0104in solid #000000" style:writing-mode="lr-tb" fo:padding-top="0in" fo:padding-left="0.075in" fo:padding-bottom="0in" fo:padding-right="0.075in"/>
    </style:style>
    <style:style style:name="P194" style:parent-style-name="Tabletext0" style:family="paragraph">
      <style:paragraph-properties fo:margin-bottom="0in"/>
      <style:text-properties style:font-name="Arial" style:font-name-complex="Arial"/>
    </style:style>
    <style:style style:name="TableRow195" style:family="table-row">
      <style:table-row-properties/>
    </style:style>
    <style:style style:name="TableCell196" style:family="table-cell">
      <style:table-cell-properties fo:border="0.0104in solid #000000" style:writing-mode="lr-tb" fo:padding-top="0in" fo:padding-left="0.075in" fo:padding-bottom="0in" fo:padding-right="0.075in"/>
    </style:style>
    <style:style style:name="P197" style:parent-style-name="Tabletext0" style:family="paragraph">
      <style:paragraph-properties fo:margin-bottom="0in"/>
      <style:text-properties style:font-name="Arial" style:font-name-complex="Arial"/>
    </style:style>
    <style:style style:name="TableCell198" style:family="table-cell">
      <style:table-cell-properties fo:border="0.0104in solid #000000" style:writing-mode="lr-tb" fo:padding-top="0in" fo:padding-left="0.075in" fo:padding-bottom="0in" fo:padding-right="0.075in"/>
    </style:style>
    <style:style style:name="P199" style:parent-style-name="Tabletext0" style:family="paragraph">
      <style:paragraph-properties fo:margin-bottom="0in"/>
      <style:text-properties style:font-name="Arial" style:font-name-complex="Arial"/>
    </style:style>
    <style:style style:name="TableCell200" style:family="table-cell">
      <style:table-cell-properties fo:border="0.0104in solid #000000" style:writing-mode="lr-tb" fo:padding-top="0in" fo:padding-left="0.075in" fo:padding-bottom="0in" fo:padding-right="0.075in"/>
    </style:style>
    <style:style style:name="P20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202" style:family="table-cell">
      <style:table-cell-properties fo:border="0.0104in solid #000000" style:writing-mode="lr-tb" fo:padding-top="0in" fo:padding-left="0.075in" fo:padding-bottom="0in" fo:padding-right="0.075in"/>
    </style:style>
    <style:style style:name="P203" style:parent-style-name="Tabletext0" style:family="paragraph">
      <style:paragraph-properties fo:margin-bottom="0in"/>
      <style:text-properties style:font-name="Arial" style:font-name-complex="Arial"/>
    </style:style>
    <style:style style:name="TableCell204" style:family="table-cell">
      <style:table-cell-properties fo:border="0.0104in solid #000000" style:writing-mode="lr-tb" fo:padding-top="0in" fo:padding-left="0.075in" fo:padding-bottom="0in" fo:padding-right="0.075in"/>
    </style:style>
    <style:style style:name="P205" style:parent-style-name="Tabletext0" style:family="paragraph">
      <style:paragraph-properties fo:margin-bottom="0in"/>
      <style:text-properties style:font-name="Arial" style:font-name-complex="Arial"/>
    </style:style>
    <style:style style:name="TableRow206" style:family="table-row">
      <style:table-row-properties/>
    </style:style>
    <style:style style:name="TableCell207" style:family="table-cell">
      <style:table-cell-properties fo:border="0.0104in solid #000000" style:writing-mode="lr-tb" fo:padding-top="0in" fo:padding-left="0.075in" fo:padding-bottom="0in" fo:padding-right="0.075in"/>
    </style:style>
    <style:style style:name="P208" style:parent-style-name="Tabletext0" style:family="paragraph">
      <style:paragraph-properties fo:margin-bottom="0in"/>
      <style:text-properties style:font-name="Arial" style:font-name-complex="Arial"/>
    </style:style>
    <style:style style:name="TableCell209" style:family="table-cell">
      <style:table-cell-properties fo:border="0.0104in solid #000000" style:writing-mode="lr-tb" fo:padding-top="0in" fo:padding-left="0.075in" fo:padding-bottom="0in" fo:padding-right="0.075in"/>
    </style:style>
    <style:style style:name="P210" style:parent-style-name="Tabletext0" style:family="paragraph">
      <style:paragraph-properties fo:margin-bottom="0in"/>
      <style:text-properties style:font-name="Arial" style:font-name-complex="Arial"/>
    </style:style>
    <style:style style:name="TableCell211" style:family="table-cell">
      <style:table-cell-properties fo:border="0.0104in solid #000000" style:writing-mode="lr-tb" fo:padding-top="0in" fo:padding-left="0.075in" fo:padding-bottom="0in" fo:padding-right="0.075in"/>
    </style:style>
    <style:style style:name="P21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213" style:family="table-cell">
      <style:table-cell-properties fo:border="0.0104in solid #000000" style:writing-mode="lr-tb" fo:padding-top="0in" fo:padding-left="0.075in" fo:padding-bottom="0in" fo:padding-right="0.075in"/>
    </style:style>
    <style:style style:name="P214" style:parent-style-name="Tabletext0" style:family="paragraph">
      <style:paragraph-properties fo:margin-bottom="0in"/>
      <style:text-properties style:font-name="Arial" style:font-name-complex="Arial"/>
    </style:style>
    <style:style style:name="TableCell215" style:family="table-cell">
      <style:table-cell-properties fo:border="0.0104in solid #000000" style:writing-mode="lr-tb" fo:padding-top="0in" fo:padding-left="0.075in" fo:padding-bottom="0in" fo:padding-right="0.075in"/>
    </style:style>
    <style:style style:name="P216" style:parent-style-name="Tabletext0" style:family="paragraph">
      <style:paragraph-properties fo:margin-bottom="0in"/>
      <style:text-properties style:font-name="Arial" style:font-name-complex="Arial"/>
    </style:style>
    <style:style style:name="P217" style:parent-style-name="Normal" style:family="paragraph">
      <style:paragraph-properties fo:break-before="page" fo:text-align="center" fo:margin-bottom="0.1666in"/>
    </style:style>
    <style:style style:name="T218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21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20" style:parent-style-name="Hyperlink" style:family="text">
      <style:text-properties fo:font-variant="small-caps"/>
    </style:style>
    <style:style style:name="P22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2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22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2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2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2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2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2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29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30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23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3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33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34" style:parent-style-name="Hyperlink" style:family="text">
      <style:text-properties fo:font-variant="small-caps"/>
    </style:style>
    <style:style style:name="T235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36" style:parent-style-name="Hyperlink" style:family="text">
      <style:text-properties fo:font-variant="small-caps"/>
    </style:style>
    <style:style style:name="P23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3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3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5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25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7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68" style:parent-style-name="Hyperlink" style:family="text">
      <style:text-properties fo:font-variant="small-caps"/>
    </style:style>
    <style:style style:name="T269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70" style:parent-style-name="Hyperlink" style:family="text">
      <style:text-properties fo:font-variant="small-caps"/>
    </style:style>
    <style:style style:name="P27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8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8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82" style:parent-style-name="Hyperlink" style:family="text">
      <style:text-properties fo:font-variant="small-caps"/>
    </style:style>
    <style:style style:name="T283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84" style:parent-style-name="Hyperlink" style:family="text">
      <style:text-properties fo:font-variant="small-caps"/>
    </style:style>
    <style:style style:name="P28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8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8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8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8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9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9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92" style:parent-style-name="Hyperlink" style:family="text">
      <style:text-properties fo:font-variant="small-caps"/>
    </style:style>
    <style:style style:name="T293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94" style:parent-style-name="Hyperlink" style:family="text">
      <style:text-properties fo:font-variant="small-caps"/>
    </style:style>
    <style:style style:name="P29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9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9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9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9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30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30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30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30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30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30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30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307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308" style:parent-style-name="Hyperlink" style:family="text">
      <style:text-properties fo:font-variant="small-caps"/>
    </style:style>
    <style:style style:name="T309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310" style:parent-style-name="Hyperlink" style:family="text">
      <style:text-properties fo:font-variant="small-caps"/>
    </style:style>
    <style:style style:name="P311" style:parent-style-name="Heading1" style:family="paragraph">
      <style:paragraph-properties fo:margin-left="0.25in">
        <style:tab-stops/>
      </style:paragraph-properties>
    </style:style>
    <style:style style:name="P312" style:parent-style-name="Heading1" style:family="paragraph">
      <style:paragraph-properties fo:break-before="page" fo:margin-left="0.25in">
        <style:tab-stops/>
      </style:paragraph-properties>
    </style:style>
    <style:style style:name="T313" style:parent-style-name="DefaultParagraphFont" style:family="text">
      <style:text-properties fo:font-variant="small-caps"/>
    </style:style>
    <style:style style:name="P314" style:parent-style-name="Heading1" style:list-style-name="LFO6" style:family="paragraph">
      <style:text-properties fo:font-variant="small-caps"/>
    </style:style>
    <style:style style:name="P315" style:parent-style-name="Heading1" style:list-style-name="LFO6" style:family="paragraph">
      <style:text-properties fo:font-variant="small-caps"/>
    </style:style>
    <style:style style:name="P316" style:parent-style-name="Heading1" style:list-style-name="LFO6" style:family="paragraph">
      <style:text-properties fo:font-variant="small-caps"/>
    </style:style>
    <style:style style:name="P317" style:parent-style-name="Heading1" style:list-style-name="LFO6" style:family="paragraph">
      <style:text-properties fo:font-variant="small-caps"/>
    </style:style>
    <style:style style:name="P318" style:parent-style-name="Heading1" style:list-style-name="LFO6" style:family="paragraph">
      <style:text-properties fo:font-variant="small-caps"/>
    </style:style>
    <style:style style:name="TableColumn320" style:family="table-column">
      <style:table-column-properties style:column-width="3.2986in"/>
    </style:style>
    <style:style style:name="TableColumn321" style:family="table-column">
      <style:table-column-properties style:column-width="3.2986in"/>
    </style:style>
    <style:style style:name="Table319" style:family="table">
      <style:table-properties style:width="6.5972in" fo:margin-left="0in" table:align="lef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ext:p text:style-name="P5"><text:tab/></text:p>
      <text:p text:style-name="P6"/>
      <text:p text:style-name="P7">TE Connectivity</text:p>
      <text:p text:style-name="P8"><text:span text:style-name="T9"><text:user-defined text:name="Project">XXXXXXXXXXXX</text:user-defined></text:span><text:subject text:fixed="false"/></text:p>
      <text:p text:style-name="P10"/>
      <text:p text:style-name="P12"><draw:frame draw:style-name="F13" text:anchor-type="paragraph" svg:y="0in" svg:width="6.5in" svg:height="0.1in" draw:z-index="0"><draw:text-box><text:p text:style-name="P11"/></draw:text-box></draw:frame></text:p>
      <text:p text:style-name="P14"/>
      <text:p text:style-name="P15">Application Overview Document<text:s/>Lite<text:s/>for<text:s/>XXXXXXX</text:p>
      <text:p text:style-name="P16"/>
      <text:p text:style-name="InfoBlue">[Note: The following template is provided for use with all ADC systems development projects. Text enclosed in square brackets and displayed in blue italics (style=InfoBlue) is included to provide guidance to the author and should be deleted before publishing the document. A paragraph entered following this style will automatically be set to normal (style=Body Text).]</text:p>
      <text:p text:style-name="InfoBlue">[To customize automatic fields (which display a gray background when selected), select File&gt;Properties and replace the Title, Subject and Company fields with the appropriate information for this document. <text:s text:c="3"/>After closing the dialog, automatic fields may be updated throughout the document by selecting Edit&gt;Select All (or Ctrl-A) and pressing F9, or simply click on the field and press F9. <text:s/>This must be done separately for Headers and Footers. <text:s/>Alt-F9 will toggle between displaying the field names and the field contents. <text:s/>See Word help for more information on working with fields.</text:p>
      <text:p text:style-name="InfoBlue">The following data is stored in the corresponding fields:</text:p>
      <text:p text:style-name="InfoBlue">Client Name:<text:tab/>Custom.Client</text:p>
      <text:p text:style-name="InfoBlue">Project Name:<text:tab/>Custom.Project</text:p>
      <text:p text:style-name="InfoBlue">Author:<text:tab/><text:tab/>Summary.Author</text:p>
      <text:p text:style-name="InfoBlue">Approver<text:tab/><text:tab/>Custom.Checked by</text:p>
      <text:p text:style-name="InfoBlue">Version<text:tab/><text:tab/>Custom.Disposition]<text:s/></text:p>
      <text:p text:style-name="BodyText"/>
      <text:p text:style-name="P17"><text:bookmark-start text:name="_Toc392578938"/><text:bookmark-start text:name="_Toc392648323"/><text:bookmark-start text:name="_Toc392652349"/><text:bookmark-start text:name="_Toc393179863"/><text:soft-page-break/><text:span text:style-name="T36">Document Control</text:span></text:p>
      <text:p text:style-name="P37"/>
      <text:p text:style-name="P38"><text:bookmark-start text:name="_Toc495396711"/>Revision History<text:bookmark-end text:name="_Toc495396711"/></text:p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e</text:p>
          </table:table-cell>
          <table:table-cell table:style-name="TableCell48">
            <text:p text:style-name="P49">Version</text:p>
          </table:table-cell>
          <table:table-cell table:style-name="TableCell50">
            <text:p text:style-name="P51">Author</text:p>
          </table:table-cell>
          <table:table-cell table:style-name="TableCell52">
            <text:p text:style-name="P53">Description</text:p>
          </table:table-cell>
        </table:table-row>
        <table:table-row table:style-name="TableRow54">
          <table:table-cell table:style-name="TableCell55">
            <text:p text:style-name="Normal">7.08.2017</text:p>
          </table:table-cell>
          <table:table-cell table:style-name="TableCell56">
            <text:p text:style-name="P57">1.0</text:p>
          </table:table-cell>
          <table:table-cell table:style-name="TableCell58">
            <text:p text:style-name="P59">Lukasz<text:s/>Jaskiewicz</text:p>
          </table:table-cell>
          <table:table-cell table:style-name="TableCell60">
            <text:p text:style-name="P61">Original<text:s/>version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p text:style-name="P90"/>
      <text:p text:style-name="P91"><text:bookmark-start text:name="_Toc495396712"/>Distribution<text:bookmark-end text:name="_Toc495396712"/></text:p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Name</text:p>
          </table:table-cell>
          <table:table-cell table:style-name="TableCell101">
            <text:p text:style-name="P102">Title</text:p>
          </table:table-cell>
          <table:table-cell table:style-name="TableCell103">
            <text:p text:style-name="P104">Document Version</text:p>
          </table:table-cell>
          <table:table-cell table:style-name="TableCell105">
            <text:p text:style-name="P106">Date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P152"/>
      <text:p text:style-name="P153"/>
      <text:p text:style-name="P154"><text:bookmark-start text:name="_Toc495396713"/>Approval Signatures<text:bookmark-end text:name="_Toc495396713"/></text:p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Name</text:p>
          </table:table-cell>
          <table:table-cell table:style-name="TableCell165">
            <text:p text:style-name="P166">Title</text:p>
          </table:table-cell>
          <table:table-cell table:style-name="TableCell167">
            <text:p text:style-name="P168">Document Version</text:p>
          </table:table-cell>
          <table:table-cell table:style-name="TableCell169">
            <text:p text:style-name="P170">Signature</text:p>
          </table:table-cell>
          <table:table-cell table:style-name="TableCell171">
            <text:p text:style-name="P172">Date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</table:table>
      <text:p text:style-name="Normal"><text:bookmark-start text:name="_Toc526592181"/><text:bookmark-end text:name="_Toc392578938"/><text:bookmark-end text:name="_Toc392648323"/><text:bookmark-end text:name="_Toc392652349"/><text:bookmark-end text:name="_Toc393179863"/></text:p>
      <text:p text:style-name="P217"><text:bookmark-end text:name="_Toc526592181"/><text:soft-page-break/><text:span text:style-name="T218">Table of Contents</text:span></text:p>
      <text:table-of-content text:name="_TOC5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9"><text:a xlink:href="#_Toc491155090" office:target-frame-name="_top" xlink:show="replace"><text:span text:style-name="T220">OBJECTIVES</text:span><text:tab/>4</text:a></text:p>
          <text:p text:style-name="P221"><text:a xlink:href="#_Toc491155091" office:target-frame-name="_top" xlink:show="replace"><text:span text:style-name="Hyperlink">1.</text:span><text:span text:style-name="T222"><text:tab/></text:span><text:span text:style-name="Hyperlink">BUSINESS</text:span><text:tab/>4</text:a></text:p>
          <text:p text:style-name="P223"><text:a xlink:href="#_Toc491155092" office:target-frame-name="_top" xlink:show="replace"><text:span text:style-name="Hyperlink">1.1.</text:span><text:span text:style-name="T224"><text:tab/></text:span><text:span text:style-name="Hyperlink">Business Overview</text:span><text:tab/>4</text:a></text:p>
          <text:p text:style-name="P225"><text:a xlink:href="#_Toc491155093" office:target-frame-name="_top" xlink:show="replace"><text:span text:style-name="Hyperlink">1.2.</text:span><text:span text:style-name="T226"><text:tab/></text:span><text:span text:style-name="Hyperlink">Business Reporting Requirements</text:span><text:tab/>4</text:a></text:p>
          <text:p text:style-name="P227"><text:a xlink:href="#_Toc491155094" office:target-frame-name="_top" xlink:show="replace"><text:span text:style-name="Hyperlink">1.3.</text:span><text:span text:style-name="T228"><text:tab/></text:span><text:span text:style-name="Hyperlink">Cyclical Maintenance Activities that are critical to Business</text:span><text:tab/>4</text:a></text:p>
          <text:p text:style-name="P229"><text:a xlink:href="#_Toc491155095" office:target-frame-name="_top" xlink:show="replace"><text:span text:style-name="Hyperlink">2.</text:span><text:span text:style-name="T230"><text:tab/></text:span><text:span text:style-name="Hyperlink">FUNCTIONAL</text:span><text:tab/>4</text:a></text:p>
          <text:p text:style-name="P231"><text:a xlink:href="#_Toc491155096" office:target-frame-name="_top" xlink:show="replace"><text:span text:style-name="Hyperlink">2.1.</text:span><text:span text:style-name="T232"><text:tab/></text:span><text:span text:style-name="Hyperlink">Functional Overview</text:span><text:tab/>4</text:a></text:p>
          <text:p text:style-name="P233"><text:a xlink:href="#_Toc491155097" office:target-frame-name="_top" xlink:show="replace"><text:span text:style-name="T234">3.</text:span><text:span text:style-name="T235"><text:tab/></text:span><text:span text:style-name="T236">TECHNOLOGY RELATED</text:span><text:tab/>4</text:a></text:p>
          <text:p text:style-name="P237"><text:a xlink:href="#_Toc491155098" office:target-frame-name="_top" xlink:show="replace"><text:span text:style-name="Hyperlink">3.1.</text:span><text:span text:style-name="T238"><text:tab/></text:span><text:span text:style-name="Hyperlink">Technical Overview</text:span><text:tab/>4</text:a></text:p>
          <text:p text:style-name="P239"><text:a xlink:href="#_Toc491155099" office:target-frame-name="_top" xlink:show="replace"><text:span text:style-name="Hyperlink">3.2.</text:span><text:span text:style-name="T240"><text:tab/></text:span><text:span text:style-name="Hyperlink">Application Architecture</text:span><text:tab/>4</text:a></text:p>
          <text:p text:style-name="P241"><text:a xlink:href="#_Toc491155100" office:target-frame-name="_top" xlink:show="replace"><text:span text:style-name="Hyperlink">3.3.</text:span><text:span text:style-name="T242"><text:tab/></text:span><text:span text:style-name="Hyperlink">Application Platform</text:span><text:tab/>4</text:a></text:p>
          <text:p text:style-name="P243"><text:a xlink:href="#_Toc491155101" office:target-frame-name="_top" xlink:show="replace"><text:span text:style-name="Hyperlink">3.4.</text:span><text:span text:style-name="T244"><text:tab/></text:span><text:span text:style-name="Hyperlink">Production, UAT and Development Locations</text:span><text:tab/>4</text:a></text:p>
          <text:p text:style-name="P245"><text:a xlink:href="#_Toc491155102" office:target-frame-name="_top" xlink:show="replace"><text:span text:style-name="Hyperlink">3.5.</text:span><text:span text:style-name="T246"><text:tab/></text:span><text:span text:style-name="Hyperlink">Interfaces to other systems</text:span><text:tab/>4</text:a></text:p>
          <text:p text:style-name="P247"><text:a xlink:href="#_Toc491155103" office:target-frame-name="_top" xlink:show="replace"><text:span text:style-name="Hyperlink">3.6.</text:span><text:span text:style-name="T248"><text:tab/></text:span><text:span text:style-name="Hyperlink">Documentation</text:span><text:tab/>4</text:a></text:p>
          <text:p text:style-name="P249"><text:a xlink:href="#_Toc491155104" office:target-frame-name="_top" xlink:show="replace"><text:span text:style-name="Hyperlink">3.7.</text:span><text:span text:style-name="T250"><text:tab/></text:span><text:span text:style-name="Hyperlink">Third Party Tools</text:span><text:tab/>5</text:a></text:p>
          <text:p text:style-name="P251"><text:a xlink:href="#_Toc491155105" office:target-frame-name="_top" xlink:show="replace"><text:span text:style-name="Hyperlink">4.</text:span><text:span text:style-name="T252"><text:tab/></text:span><text:span text:style-name="Hyperlink">Technical Environment</text:span><text:tab/>5</text:a></text:p>
          <text:p text:style-name="P253"><text:a xlink:href="#_Toc491155106" office:target-frame-name="_top" xlink:show="replace"><text:span text:style-name="Hyperlink">4.1.</text:span><text:span text:style-name="T254"><text:tab/></text:span><text:span text:style-name="Hyperlink">Server Names</text:span><text:tab/>5</text:a></text:p>
          <text:p text:style-name="P255"><text:a xlink:href="#_Toc491155107" office:target-frame-name="_top" xlink:show="replace"><text:span text:style-name="Hyperlink">4.2.</text:span><text:span text:style-name="T256"><text:tab/></text:span><text:span text:style-name="Hyperlink">Web Locations</text:span><text:tab/>5</text:a></text:p>
          <text:p text:style-name="P257"><text:a xlink:href="#_Toc491155108" office:target-frame-name="_top" xlink:show="replace"><text:span text:style-name="Hyperlink">4.3.</text:span><text:span text:style-name="T258"><text:tab/></text:span><text:span text:style-name="Hyperlink">Software Requirements</text:span><text:tab/>5</text:a></text:p>
          <text:p text:style-name="P259"><text:a xlink:href="#_Toc491155109" office:target-frame-name="_top" xlink:show="replace"><text:span text:style-name="Hyperlink">4.4.</text:span><text:span text:style-name="T260"><text:tab/></text:span><text:span text:style-name="Hyperlink">Server/Application access requirements</text:span><text:tab/>5</text:a></text:p>
          <text:p text:style-name="P261"><text:a xlink:href="#_Toc491155110" office:target-frame-name="_top" xlink:show="replace"><text:span text:style-name="Hyperlink">4.5.</text:span><text:span text:style-name="T262"><text:tab/></text:span><text:span text:style-name="Hyperlink">Test data and Test environment</text:span><text:tab/>5</text:a></text:p>
          <text:p text:style-name="P263"><text:a xlink:href="#_Toc491155111" office:target-frame-name="_top" xlink:show="replace"><text:span text:style-name="Hyperlink">4.6.</text:span><text:span text:style-name="T264"><text:tab/></text:span><text:span text:style-name="Hyperlink">Forms / Reports</text:span><text:tab/>5</text:a></text:p>
          <text:p text:style-name="P265"><text:a xlink:href="#_Toc491155112" office:target-frame-name="_top" xlink:show="replace"><text:span text:style-name="Hyperlink">4.7.</text:span><text:span text:style-name="T266"><text:tab/></text:span><text:span text:style-name="Hyperlink">Datasets and Databases</text:span><text:tab/>5</text:a></text:p>
          <text:p text:style-name="P267"><text:a xlink:href="#_Toc491155113" office:target-frame-name="_top" xlink:show="replace"><text:span text:style-name="T268">5.</text:span><text:span text:style-name="T269"><text:tab/></text:span><text:span text:style-name="T270">OPERATIONAL REQUIREMENTS</text:span><text:tab/>5</text:a></text:p>
          <text:p text:style-name="P271"><text:a xlink:href="#_Toc491155114" office:target-frame-name="_top" xlink:show="replace"><text:span text:style-name="Hyperlink">5.1.</text:span><text:span text:style-name="T272"><text:tab/></text:span><text:span text:style-name="Hyperlink">Application Administration</text:span><text:tab/>5</text:a></text:p>
          <text:p text:style-name="P273"><text:a xlink:href="#_Toc491155115" office:target-frame-name="_top" xlink:show="replace"><text:span text:style-name="Hyperlink">5.2.</text:span><text:span text:style-name="T274"><text:tab/></text:span><text:span text:style-name="Hyperlink">Disaster Recovery Process &amp; documentation</text:span><text:tab/>5</text:a></text:p>
          <text:p text:style-name="P275"><text:a xlink:href="#_Toc491155116" office:target-frame-name="_top" xlink:show="replace"><text:span text:style-name="Hyperlink">5.3.</text:span><text:span text:style-name="T276"><text:tab/></text:span><text:span text:style-name="Hyperlink">Daily, Weekly, Monthly, Quarterly, Monthly Monitoring Checks/Activities</text:span><text:tab/>5</text:a></text:p>
          <text:p text:style-name="P277"><text:a xlink:href="#_Toc491155117" office:target-frame-name="_top" xlink:show="replace"><text:span text:style-name="Hyperlink">5.4.</text:span><text:span text:style-name="T278"><text:tab/></text:span><text:span text:style-name="Hyperlink">On Demand/Request</text:span><text:tab/>5</text:a></text:p>
          <text:p text:style-name="P279"><text:a xlink:href="#_Toc491155118" office:target-frame-name="_top" xlink:show="replace"><text:span text:style-name="Hyperlink">5.5.</text:span><text:span text:style-name="T280"><text:tab/></text:span><text:span text:style-name="Hyperlink">Backup Information</text:span><text:tab/>5</text:a></text:p>
          <text:p text:style-name="P281"><text:a xlink:href="#_Toc491155119" office:target-frame-name="_top" xlink:show="replace"><text:span text:style-name="T282">6.</text:span><text:span text:style-name="T283"><text:tab/></text:span><text:span text:style-name="T284">PROCESS RELATED</text:span><text:tab/>6</text:a></text:p>
          <text:p text:style-name="P285"><text:a xlink:href="#_Toc491155120" office:target-frame-name="_top" xlink:show="replace"><text:span text:style-name="Hyperlink">6.1.</text:span><text:span text:style-name="T286"><text:tab/></text:span><text:span text:style-name="Hyperlink">Change Control</text:span><text:tab/>6</text:a></text:p>
          <text:p text:style-name="P287"><text:a xlink:href="#_Toc491155121" office:target-frame-name="_top" xlink:show="replace"><text:span text:style-name="Hyperlink">6.2.</text:span><text:span text:style-name="T288"><text:tab/></text:span><text:span text:style-name="Hyperlink">Problem Management</text:span><text:tab/>6</text:a></text:p>
          <text:p text:style-name="P289"><text:a xlink:href="#_Toc491155122" office:target-frame-name="_top" xlink:show="replace"><text:span text:style-name="Hyperlink">6.3.</text:span><text:span text:style-name="T290"><text:tab/></text:span><text:span text:style-name="Hyperlink">Release Management</text:span><text:tab/>6</text:a></text:p>
          <text:p text:style-name="P291"><text:a xlink:href="#_Toc491155123" office:target-frame-name="_top" xlink:show="replace"><text:span text:style-name="T292">7.</text:span><text:span text:style-name="T293"><text:tab/></text:span><text:span text:style-name="T294">CONTACT INFORMATION</text:span><text:tab/>6</text:a></text:p>
          <text:p text:style-name="P295"><text:a xlink:href="#_Toc491155124" office:target-frame-name="_top" xlink:show="replace"><text:span text:style-name="Hyperlink">7.1.</text:span><text:span text:style-name="T296"><text:tab/></text:span><text:span text:style-name="Hyperlink">Business / Client Contacts</text:span><text:tab/>6</text:a></text:p>
          <text:p text:style-name="P297"><text:a xlink:href="#_Toc491155125" office:target-frame-name="_top" xlink:show="replace"><text:span text:style-name="Hyperlink">7.2.</text:span><text:span text:style-name="T298"><text:tab/></text:span><text:span text:style-name="Hyperlink">Support Team Contacts</text:span><text:tab/>6</text:a></text:p>
          <text:p text:style-name="P299"><text:a xlink:href="#_Toc491155126" office:target-frame-name="_top" xlink:show="replace"><text:span text:style-name="Hyperlink">7.3.</text:span><text:span text:style-name="T300"><text:tab/></text:span><text:span text:style-name="Hyperlink">Third Parties Contact Information</text:span><text:tab/>6</text:a></text:p>
          <text:p text:style-name="P301"><text:a xlink:href="#_Toc491155127" office:target-frame-name="_top" xlink:show="replace"><text:span text:style-name="Hyperlink">8.</text:span><text:span text:style-name="T302"><text:tab/></text:span><text:span text:style-name="Hyperlink">Hands On ACTIVITIES</text:span><text:tab/>6</text:a></text:p>
          <text:p text:style-name="P303"><text:a xlink:href="#_Toc491155128" office:target-frame-name="_top" xlink:show="replace"><text:span text:style-name="Hyperlink">8.1.</text:span><text:span text:style-name="T304"><text:tab/></text:span><text:span text:style-name="Hyperlink">Typical Problems and their resolution</text:span><text:tab/>6</text:a></text:p>
          <text:p text:style-name="P305"><text:a xlink:href="#_Toc491155129" office:target-frame-name="_top" xlink:show="replace"><text:span text:style-name="Hyperlink">8.2.</text:span><text:span text:style-name="T306"><text:tab/></text:span><text:span text:style-name="Hyperlink">Ticketing and Non Ticketing Activities</text:span><text:tab/>6</text:a></text:p>
          <text:p text:style-name="P307"><text:a xlink:href="#_Toc491155130" office:target-frame-name="_top" xlink:show="replace"><text:span text:style-name="T308">9.</text:span><text:span text:style-name="T309"><text:tab/></text:span><text:span text:style-name="T310">REFERENCE DOCUMENTS</text:span><text:tab/>6</text:a></text:p>
        </text:index-body>
      </text:table-of-content>
      <text:h text:style-name="P311" text:outline-level="1"><text:bookmark-start text:name="_Toc31771370"/><text:bookmark-start text:name="_Toc107139082"/></text:h>
      <text:p text:style-name="P312"><text:bookmark-start text:name="_Toc491155090"/><text:soft-page-break/><text:span text:style-name="T313">OBJECTIVES</text:span><text:bookmark-end text:name="_Toc31771370"/><text:bookmark-end text:name="_Toc107139082"/><text:bookmark-end text:name="_Toc491155090"/></text:p>
      <text:p text:style-name="Paragraph">The objective of the Application Overview Document (AOD) is to provide members of the delivery team with an overview of the application. <text:s/>The AOD describes the function of the application, the structure of the applications, the application configuration and the technical environment. <text:s/>This document will refer to any existing related documentation.</text:p>
      <text:p text:style-name="Normal"/>
      <text:p text:style-name="Paragraph">The AOD will be used to support the application and will always be kept current throughout the life of the application.</text:p>
      <text:p text:style-name="Normal"/>
      <text:h text:style-name="Heading1" text:outline-level="1"><text:bookmark-start text:name="_Toc491155091"/>BUSINESS<text:bookmark-end text:name="_Toc491155091"/></text:h>
      <text:h text:style-name="Heading2" text:outline-level="2"><text:bookmark-start text:name="_Toc491155092"/>Business Overview<text:bookmark-end text:name="_Toc491155092"/></text:h>
      <text:h text:style-name="Heading2" text:outline-level="2"><text:bookmark-start text:name="_Toc491155093"/>Business Reporting Requirements<text:bookmark-end text:name="_Toc491155093"/></text:h>
      <text:h text:style-name="Heading2" text:outline-level="2"><text:bookmark-start text:name="_Toc491155094"/>Cyclical Maintenance Activities that are critical to Business<text:bookmark-end text:name="_Toc491155094"/></text:h>
      <text:p text:style-name="NoSpacing"/>
      <text:h text:style-name="Heading1" text:outline-level="1"><text:bookmark-start text:name="_Toc491155095"/>FUNCTIONAL<text:bookmark-end text:name="_Toc491155095"/></text:h>
      <text:h text:style-name="Heading2" text:outline-level="2"><text:bookmark-start text:name="_Toc491155096"/>Functional<text:s/>Overview<text:bookmark-end text:name="_Toc491155096"/></text:h>
      <text:p text:style-name="NoSpacing"/>
      <text:h text:style-name="P314" text:outline-level="1"><text:bookmark-start text:name="_Toc491155097"/>TECHNOLOGY RELATED<text:bookmark-end text:name="_Toc491155097"/></text:h>
      <text:h text:style-name="Heading2" text:outline-level="2"><text:bookmark-start text:name="_Toc491155098"/>Technical Overview<text:bookmark-end text:name="_Toc491155098"/></text:h>
      <text:p text:style-name="Paragraph"/>
      <text:h text:style-name="Heading2" text:outline-level="2"><text:bookmark-start text:name="_Toc491155099"/>Application Architecture<text:bookmark-end text:name="_Toc491155099"/></text:h>
      <text:p text:style-name="Paragraph"/>
      <text:h text:style-name="Heading2" text:outline-level="2"><text:bookmark-start text:name="_Toc491155100"/>Application Platform<text:bookmark-end text:name="_Toc491155100"/></text:h>
      <text:p text:style-name="Paragraph"/>
      <text:h text:style-name="Heading2" text:outline-level="2"><text:bookmark-start text:name="_Toc491155101"/>Production, UAT and Development Locations<text:bookmark-end text:name="_Toc491155101"/></text:h>
      <text:p text:style-name="Paragraph"/>
      <text:h text:style-name="Heading2" text:outline-level="2"><text:bookmark-start text:name="_Toc491155102"/>Interfaces<text:s/>to other systems<text:bookmark-end text:name="_Toc491155102"/></text:h>
      <text:p text:style-name="Paragraph"><text:tab/></text:p>
      <text:h text:style-name="Heading2" text:outline-level="2"><text:bookmark-start text:name="_Toc491155103"/>Documentation<text:bookmark-end text:name="_Toc491155103"/></text:h>
      <text:p text:style-name="Paragraph"/>
      <text:list text:style-name="LFO6" text:continue-numbering="true">
        <text:list-item>
          <text:list>
            <text:list-item>
              <text:p text:style-name="StyleHeading2ArialSmallcaps"><text:bookmark-start text:name="_Toc491155104"/>Third Party Tools<text:bookmark-end text:name="_Toc491155104"/></text:p>
            </text:list-item>
          </text:list>
        </text:list-item>
      </text:list>
      <text:p text:style-name="Paragraph"/>
      <text:h text:style-name="Heading1" text:outline-level="1"><text:bookmark-start text:name="_Toc491155105"/>Technical Environment<text:bookmark-end text:name="_Toc491155105"/></text:h>
      <text:h text:style-name="Heading2" text:outline-level="2"><text:bookmark-start text:name="_Toc58154917"/><text:bookmark-start text:name="_Toc491155106"/>Server Names<text:bookmark-end text:name="_Toc58154917"/><text:bookmark-end text:name="_Toc491155106"/></text:h>
      <text:p text:style-name="Paragraph"/>
      <text:h text:style-name="Heading2" text:outline-level="2"><text:bookmark-start text:name="_Toc58154918"/><text:bookmark-start text:name="_Toc491155107"/>Web Locations<text:bookmark-end text:name="_Toc58154918"/><text:bookmark-end text:name="_Toc491155107"/></text:h>
      <text:p text:style-name="Paragraph"><text:bookmark-start text:name="_Toc58154922"/></text:p>
      <text:h text:style-name="Heading2" text:outline-level="2"><text:bookmark-start text:name="_Toc491155108"/>Software Requirements<text:bookmark-end text:name="_Toc58154922"/><text:bookmark-end text:name="_Toc491155108"/></text:h>
      <text:p text:style-name="Paragraph"><text:bookmark-start text:name="_Toc58154923"/></text:p>
      <text:h text:style-name="Heading2" text:outline-level="2"><text:bookmark-start text:name="_Toc491155109"/>Server/Application access requirements<text:bookmark-end text:name="_Toc58154923"/><text:bookmark-end text:name="_Toc491155109"/></text:h>
      <text:p text:style-name="Paragraph"><text:bookmark-start text:name="_Toc58154925"/></text:p>
      <text:h text:style-name="Heading2" text:outline-level="2"><text:bookmark-start text:name="_Toc491155110"/>Test data and Test environment<text:bookmark-end text:name="_Toc58154925"/><text:bookmark-end text:name="_Toc491155110"/></text:h>
      <text:p text:style-name="Paragraph"><text:bookmark-start text:name="_Toc58154927"/></text:p>
      <text:h text:style-name="Heading2" text:outline-level="2"><text:bookmark-start text:name="_Toc491155111"/>Forms<text:bookmark-end text:name="_Toc58154927"/><text:s/>/ Reports<text:bookmark-end text:name="_Toc491155111"/></text:h>
      <text:p text:style-name="Paragraph"/>
      <text:h text:style-name="Heading2" text:outline-level="2"><text:bookmark-start text:name="_Toc491155112"/>Datasets and Databases<text:bookmark-end text:name="_Toc491155112"/></text:h>
      <text:p text:style-name="Paragraph"/>
      <text:h text:style-name="P315" text:outline-level="1"><text:bookmark-start text:name="_Toc491155113"/>OPERATIONAL REQUIREMENTS<text:bookmark-end text:name="_Toc491155113"/></text:h>
      <text:h text:style-name="Heading2" text:outline-level="2"><text:bookmark-start text:name="_Toc491155114"/>Application Administration<text:bookmark-end text:name="_Toc491155114"/></text:h>
      <text:p text:style-name="Paragraph"/>
      <text:h text:style-name="Heading2" text:outline-level="2"><text:bookmark-start text:name="_Toc491155115"/>Disaster<text:s/>Recovery<text:s/>Process &amp; documentation<text:bookmark-end text:name="_Toc491155115"/></text:h>
      <text:p text:style-name="Paragraph"/>
      <text:h text:style-name="Heading2" text:outline-level="2"><text:bookmark-start text:name="_Toc491155116"/>Daily, Weekly, Monthly, Quarterly, Monthly Monitoring Checks/Activities<text:bookmark-end text:name="_Toc491155116"/></text:h>
      <text:p text:style-name="Paragraph"/>
      <text:h text:style-name="Heading2" text:outline-level="2"><text:bookmark-start text:name="_Toc491155117"/>On Demand/Request<text:bookmark-end text:name="_Toc491155117"/><text:s/></text:h>
      <text:p text:style-name="Paragraph"/>
      <text:h text:style-name="Heading2" text:outline-level="2"><text:bookmark-start text:name="_Toc491155118"/>Backup Information<text:bookmark-end text:name="_Toc491155118"/></text:h>
      <text:p text:style-name="Paragraph"/>
      <text:h text:style-name="P316" text:outline-level="1"><text:bookmark-start text:name="_Toc491155119"/><text:soft-page-break/>PROCESS RELATED<text:bookmark-end text:name="_Toc491155119"/></text:h>
      <text:h text:style-name="Heading2" text:outline-level="2"><text:bookmark-start text:name="_Toc491155120"/>Change Control<text:bookmark-end text:name="_Toc491155120"/></text:h>
      <text:p text:style-name="Paragraph"/>
      <text:h text:style-name="Heading2" text:outline-level="2"><text:bookmark-start text:name="_Toc491155121"/>Problem Management<text:bookmark-end text:name="_Toc491155121"/></text:h>
      <text:p text:style-name="Paragraph"/>
      <text:h text:style-name="Heading2" text:outline-level="2"><text:bookmark-start text:name="_Toc491155122"/>Release Management<text:bookmark-end text:name="_Toc491155122"/></text:h>
      <text:h text:style-name="P317" text:outline-level="1"><text:bookmark-start text:name="_Toc491155123"/>CONTACT INFORMATION<text:bookmark-end text:name="_Toc491155123"/></text:h>
      <text:h text:style-name="Heading2" text:outline-level="2"><text:bookmark-start text:name="_Toc491155124"/>Business<text:s/>/ Client<text:s/>Contacts<text:bookmark-end text:name="_Toc491155124"/></text:h>
      <text:p text:style-name="Paragraph"/>
      <text:h text:style-name="Heading2" text:outline-level="2"><text:bookmark-start text:name="_Toc491155125"/>Support Team Contacts<text:bookmark-end text:name="_Toc491155125"/></text:h>
      <text:p text:style-name="Paragraph"/>
      <text:h text:style-name="Heading2" text:outline-level="2"><text:bookmark-start text:name="_Toc58154965"/><text:bookmark-start text:name="_Toc491155126"/>Third Parties Contact Information<text:bookmark-end text:name="_Toc58154965"/><text:bookmark-end text:name="_Toc491155126"/></text:h>
      <text:h text:style-name="Heading1" text:outline-level="1"><text:bookmark-start text:name="_Toc491155127"/>Hands On<text:s/>ACTIVITIES<text:bookmark-end text:name="_Toc491155127"/></text:h>
      <text:h text:style-name="Heading2" text:outline-level="2"><text:bookmark-start text:name="_Toc491155128"/>Typical Problems and their resolution<text:bookmark-end text:name="_Toc491155128"/></text:h>
      <text:h text:style-name="Heading2" text:outline-level="2"><text:bookmark-start text:name="_Toc491155129"/>Ticketing and Non Ticketing Activities<text:bookmark-end text:name="_Toc491155129"/></text:h>
      <text:p text:style-name="Paragraph"/>
      <text:h text:style-name="P318" text:outline-level="1"><text:bookmark-start text:name="_Toc491155130"/>REFERENCE DOCUMENTS<text:bookmark-end text:name="_Toc491155130"/></text:h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Normal"/>
          </table:table-cell>
          <table:table-cell table:style-name="TableCell324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Book Antiqua" svg:font-family="Book Antiqua" style:font-family-generic="roman" style:font-pitch="variable" svg:panose-1="2 4 6 2 5 3 5 3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keep-together="always" fo:margin-top="0.3333in" fo:margin-bottom="0.1666in" style:line-height-at-least="0.1388in" fo:margin-left="0.2479in" fo:text-indent="-0.2479in">
        <style:tab-stops/>
      </style:paragraph-properties>
      <style:text-properties style:font-name-complex="Arial" fo:font-weight="bold" style:font-weight-asian="bold" fo:text-transform="uppercase" fo:letter-spacing="-0.0069in" style:letter-kerning="true" fo:font-size="12pt" style:font-size-asian="12pt" fo:hyphenate="false"/>
    </style:style>
    <style:style style:name="Heading2" style:display-name="Heading 2" style:family="paragraph" style:parent-style-name="StyleHeading2ArialSmallcaps" style:next-style-name="BodyText" style:default-outline-level="2">
      <style:paragraph-properties fo:margin-top="0.1666in" fo:margin-left="0.5472in" fo:text-indent="-0.2993in">
        <style:tab-stops/>
      </style:paragraph-properties>
      <style:text-properties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keep-together="always" fo:margin-top="0.1666in" fo:margin-bottom="0.0694in" style:line-height-at-least="0.1666in"/>
      <style:text-properties style:letter-kerning="true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keep-together="always" fo:margin-top="0.1666in" fo:margin-bottom="0.0694in" style:line-height-at-least="0.1666in"/>
      <style:text-properties style:font-name="Arial Black" fo:letter-spacing="-0.0013in" style:letter-kerning="true" fo:font-size="9pt" style:font-size-asian="9pt" fo:hyphenate="false"/>
    </style:style>
    <style:style style:name="Heading5" style:display-name="Heading 5" style:family="paragraph" style:parent-style-name="Normal" style:next-style-name="BodyText" style:default-outline-level="5">
      <style:paragraph-properties fo:keep-with-next="always" fo:keep-together="always" fo:margin-top="0.0694in" fo:margin-bottom="0.0694in" style:line-height-at-least="0.125in"/>
      <style:text-properties style:font-name="Arial Black" fo:letter-spacing="-0.0013in" style:letter-kerning="true" fo:font-size="9pt" style:font-size-asian="9pt" fo:hyphenate="false"/>
    </style:style>
    <style:style style:name="Heading6" style:display-name="Heading 6" style:family="paragraph" style:parent-style-name="Normal" style:next-style-name="BodyText" style:default-outline-level="6">
      <style:paragraph-properties fo:keep-with-next="always"/>
      <style:text-properties fo:hyphenate="false"/>
    </style:style>
    <style:style style:name="Heading7" style:display-name="Heading 7" style:family="paragraph" style:parent-style-name="Normal" style:next-style-name="BodyText" style:default-outline-level="7">
      <style:paragraph-properties fo:border="0.0104in solid #FFFFFF" fo:padding="0.1666in" style:shadow="none" fo:margin-top="0.0416in"/>
      <style:text-properties fo:font-style="italic" style:font-style-asian="italic" fo:font-size="14pt" style:font-size-asian="14pt" fo:hyphenate="false"/>
    </style:style>
    <style:style style:name="Heading8" style:display-name="Heading 8" style:family="paragraph" style:parent-style-name="Normal" style:next-style-name="BodyText" style:default-outline-level="8">
      <style:paragraph-properties fo:keep-with-next="always" fo:border-top="0.0416in solid #000000" fo:border-left="none" fo:border-bottom="0.0104in solid #000000" fo:border-right="none" fo:padding="0in" style:shadow="none" fo:text-align="center" fo:margin-top="0.0416in" fo:line-height="0.2222in"/>
      <style:text-properties style:font-name="Arial Black" fo:text-transform="uppercase" fo:letter-spacing="0.0416in" fo:font-size="7pt" style:font-size-asian="7pt" fo:hyphenate="false"/>
    </style:style>
    <style:style style:name="Heading9" style:display-name="Heading 9" style:family="paragraph" style:parent-style-name="Normal" style:next-style-name="BodyText" style:default-outline-level="9">
      <style:paragraph-properties fo:keep-with-next="always" fo:margin-top="0.0555in" fo:margin-bottom="0.0416in"/>
      <style:text-properties fo:font-weight="bold" style:font-weight-asian="bold" fo:font-style="italic" style:font-style-asian="italic" style:letter-kerning="true" fo:hyphenate="false"/>
    </style:style>
    <style:style style:name="Normal" style:display-name="Normal" style:family="paragraph">
      <style:paragraph-properties fo:text-align="justify"/>
      <style:text-properties style:font-name="Arial" fo:letter-spacing="-0.0034i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bottom="0.1527in" style:line-height-at-least="0.125in"/>
      <style:text-properties fo:hyphenate="false"/>
    </style:style>
    <style:style style:name="BodyTextIndent" style:display-name="Body Text Indent" style:family="paragraph" style:parent-style-name="BodyText">
      <style:paragraph-properties fo:text-indent="0.25in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Indent2" style:display-name="Body Text Indent 2" style:family="paragraph" style:parent-style-name="Normal">
      <style:paragraph-properties fo:margin-left="1in">
        <style:tab-stops/>
      </style:paragraph-properties>
      <style:text-properties fo:color="#0000FF" fo:hyphenate="false"/>
    </style:style>
    <style:style style:name="TOC1" style:display-name="TOC 1" style:family="paragraph" style:parent-style-name="Normal" style:auto-update="true">
      <style:paragraph-properties fo:text-align="start" fo:margin-top="0.0833in" fo:margin-bottom="0.0833in"/>
      <style:text-properties style:font-name="Times New Roman" fo:font-weight="bold" style:font-weight-asian="bold" style:font-weight-complex="bold" fo:text-transform="uppercase" style:font-size-complex="12pt" fo:hyphenate="false"/>
    </style:style>
    <style:style style:name="TOC2" style:display-name="TOC 2" style:family="paragraph" style:parent-style-name="TOC1" style:auto-update="true">
      <style:paragraph-properties fo:margin-top="0in" fo:margin-bottom="0in" fo:margin-left="0.1388in">
        <style:tab-stops/>
      </style:paragraph-properties>
      <style:text-properties fo:font-weight="normal" style:font-weight-asian="normal" style:font-weight-complex="normal" fo:text-transform="none" fo:font-variant="small-caps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left="0.2777in">
        <style:tab-stops/>
      </style:paragraph-properties>
      <style:text-properties style:font-name="Times New Roman" fo:font-style="italic" style:font-style-asian="italic" style:font-style-complex="italic" style:font-size-complex="12pt" fo:hyphenate="false"/>
    </style:style>
    <style:style style:name="TOC4" style:display-name="TOC 4" style:family="paragraph" style:parent-style-name="Normal" style:next-style-name="Normal" style:auto-update="true">
      <style:paragraph-properties fo:text-align="start" fo:margin-left="0.4166in">
        <style:tab-stops/>
      </style:paragraph-properties>
      <style:text-properties style:font-name="Times New Roman" style:font-size-complex="10.5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left="0.5555in">
        <style:tab-stops/>
      </style:paragraph-properties>
      <style:text-properties style:font-name="Times New Roman" style:font-size-complex="10.5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left="0.6944in">
        <style:tab-stops/>
      </style:paragraph-properties>
      <style:text-properties style:font-name="Times New Roman" style:font-size-complex="10.5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style:font-name="Times New Roman" style:font-size-complex="10.5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left="0.9722in">
        <style:tab-stops/>
      </style:paragraph-properties>
      <style:text-properties style:font-name="Times New Roman" style:font-size-complex="10.5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left="1.1111in">
        <style:tab-stops/>
      </style:paragraph-properties>
      <style:text-properties style:font-name="Times New Roman" style:font-size-complex="10.5pt" fo:hyphenate="false"/>
    </style:style>
    <style:style style:name="DocumentSubject" style:display-name="Document Subject" style:family="paragraph">
      <style:paragraph-properties fo:widows="0" fo:orphans="0"/>
      <style:text-properties fo:font-size="12pt" style:font-size-asian="12pt" fo:hyphenate="false"/>
    </style:style>
    <style:style style:name="DocumentTitle" style:display-name="Document Title" style:family="paragraph">
      <style:paragraph-properties fo:widows="0" fo:orphans="0"/>
      <style:text-properties fo:font-size="12pt" style:font-size-asian="12pt" fo:hyphenate="false"/>
    </style:style>
    <style:style style:name="MethodologyName" style:display-name="Methodology Name" style:family="paragraph">
      <style:paragraph-properties fo:widows="0" fo:orphans="0"/>
      <style:text-properties fo:font-size="12pt" style:font-size-asian="12pt" fo:hyphenate="false"/>
    </style:style>
    <style:style style:name="DocumentDate" style:display-name="Document Date" style:family="paragraph">
      <style:paragraph-properties fo:widows="0" fo:orphans="0"/>
      <style:text-properties fo:font-size="12pt" style:font-size-asian="12pt" fo:hyphenate="false"/>
    </style:style>
    <style:style style:name="Tabletop" style:display-name="Tabletop" style:family="paragraph" style:parent-style-name="Normal">
      <style:paragraph-properties fo:keep-with-next="always" fo:text-align="center" fo:margin-top="0.0833in" fo:margin-bottom="0.0833in"/>
      <style:text-properties fo:font-weight="bold" style:font-weight-asian="bold" fo:hyphenate="false"/>
    </style:style>
    <style:style style:name="Tablecont" style:display-name="Tablecont" style:family="paragraph">
      <style:paragraph-properties fo:text-align="center" fo:margin-top="0.0277in" fo:margin-bottom="0.0277in"/>
      <style:text-properties fo:font-size="9pt" style:font-size-asian="9pt" fo:hyphenate="false"/>
    </style:style>
    <style:style style:name="PageNumber" style:display-name="Page Number" style:family="text">
      <style:text-properties fo:font-size="9pt" style:font-size-asian="9pt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erBase" style:display-name="Header Base" style:family="paragraph" style:parent-style-name="BodyText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sectionblock" style:display-name="sectionblock" style:family="paragraph" style:parent-style-name="Normal">
      <style:paragraph-properties style:punctuation-wrap="simple" style:text-autospace="none" style:vertical-align="baseline" fo:margin-bottom="0.0833in" fo:margin-left="0.25in">
        <style:tab-stops/>
      </style:paragraph-properties>
      <style:text-properties fo:hyphenate="false"/>
    </style:style>
    <style:style style:name="BulletItem" style:display-name="Bullet Item" style:family="paragraph" style:parent-style-name="NormalIndent" style:list-style-name="LFO1">
      <style:paragraph-properties fo:margin-top="0.0833in"/>
      <style:text-properties style:font-name-complex="Arial" style:letter-kerning="true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left="1in">
        <style:tab-stops/>
      </style:paragraph-properties>
      <style:text-properties fo:hyphenate="false"/>
    </style:style>
    <style:style style:name="BulletItem2" style:display-name="Bullet Item 2" style:family="paragraph" style:parent-style-name="BulletItem" style:list-style-name="LFO1">
      <style:paragraph-properties fo:margin-top="0in" fo:margin-left="0.5in">
        <style:tab-stops/>
      </style:paragraph-properties>
      <style:text-properties fo:hyphenate="false"/>
    </style:style>
    <style:style style:name="NormalNoLead" style:display-name="Normal No Lead" style:family="paragraph" style:parent-style-name="Normal">
      <style:text-properties fo:hyphenate="false"/>
    </style:style>
    <style:style style:name="TableBullet" style:display-name="Table Bullet" style:family="paragraph" style:parent-style-name="Normal">
      <style:paragraph-properties fo:margin-left="0.1298in" fo:text-indent="-0.1298in">
        <style:tab-stops/>
      </style:paragraph-properties>
      <style:text-properties fo:color="#000000" fo:font-size="9pt" style:font-size-asian="9pt" fo:hyphenate="false"/>
    </style:style>
    <style:style style:name="TableBullet2" style:display-name="Table Bullet 2" style:family="paragraph" style:parent-style-name="TableBullet">
      <style:paragraph-properties fo:margin-left="0.2875in">
        <style:tab-stops/>
      </style:paragraph-properties>
      <style:text-properties fo:hyphenate="false"/>
    </style:style>
    <style:style style:name="BulletItem3" style:display-name="Bullet Item 3" style:family="paragraph" style:parent-style-name="BulletItem2" style:list-style-name="LFO1">
      <style:paragraph-properties fo:margin-left="0.75in">
        <style:tab-stops>
          <style:tab-stop style:type="left" style:position="0in"/>
        </style:tab-stops>
      </style:paragraph-properties>
      <style:text-properties fo:hyphenate="false"/>
    </style:style>
    <style:style style:name="maintext" style:display-name="maintex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" style:display-name="Bulle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ABLOCKPARA" style:display-name="A BLOCK PARA" style:family="paragraph" style:parent-style-name="Normal">
      <style:text-properties style:font-name="Book Antiqua" fo:font-size="11pt" style:font-size-asian="11pt" fo:hyphenate="false"/>
    </style:style>
    <style:style style:name="BlockQuotation" style:display-name="Block Quotation" style:family="paragraph" style:parent-style-name="Normal" style:next-style-name="BodyText">
      <style:paragraph-properties fo:border="0.0104in solid #FFFFFF" fo:padding="0.1666in" style:shadow="none" fo:margin-bottom="0.1666in" fo:margin-left="0.4166in" fo:margin-right="0.4166in">
        <style:tab-stops/>
      </style:paragraph-properties>
      <style:text-properties fo:font-size="12pt" style:font-size-asian="12pt" fo:hyphenate="false"/>
    </style:style>
    <style:style style:name="BodyTextKeep" style:display-name="Body Text Keep" style:family="paragraph" style:parent-style-name="BodyText" style:next-style-name="BodyText">
      <style:paragraph-properties fo:keep-with-next="always"/>
      <style:text-properties fo:hyphenate="false"/>
    </style:style>
    <style:style style:name="Picture" style:display-name="Picture" style:family="paragraph" style:parent-style-name="BodyText" style:next-style-name="Caption">
      <style:paragraph-properties fo:keep-with-next="always"/>
      <style:text-properties fo:hyphenate="false"/>
    </style:style>
    <style:style style:name="Caption" style:display-name="Caption" style:family="paragraph" style:parent-style-name="Normal" style:next-style-name="BodyText">
      <style:paragraph-properties fo:margin-bottom="0.1666in"/>
      <style:text-properties fo:hyphenate="false"/>
    </style:style>
    <style:style style:name="PartLabel" style:display-name="Part Label" style:family="paragraph" style:parent-style-name="Normal" style:next-style-name="Normal">
      <style:paragraph-properties fo:text-align="center" fo:margin-top="0.2222in" fo:line-height="1.0833in"/>
      <style:text-properties style:font-name="Arial Black" fo:color="#FFFFFF" fo:font-size="98pt" style:font-size-asian="98pt" fo:hyphenate="false"/>
    </style:style>
    <style:style style:name="PartTitle" style:display-name="Part Title" style:family="paragraph" style:parent-style-name="Normal" style:next-style-name="PartLabel">
      <style:paragraph-properties fo:keep-with-next="always" fo:break-before="page" fo:text-align="center" fo:line-height="0.3333in"/>
      <style:text-properties style:font-name="Arial Black" fo:letter-spacing="-0.0347in" fo:font-size="18pt" style:font-size-asian="18pt" fo:hyphenate="false"/>
    </style:style>
    <style:style style:name="HeadingBase" style:display-name="Heading Base" style:family="paragraph" style:parent-style-name="BodyText" style:next-style-name="BodyText">
      <style:paragraph-properties fo:keep-with-next="always" fo:keep-together="always" fo:text-align="start" fo:margin-bottom="0in"/>
      <style:text-properties style:font-name="Arial Black" fo:letter-spacing="-0.0069in" style:letter-kerning="true" fo:hyphenate="false"/>
    </style:style>
    <style:style style:name="Title" style:display-name="Title" style:family="paragraph" style:parent-style-name="HeadingBase">
      <style:paragraph-properties fo:border-top="none" fo:border-left="none" fo:border-bottom="0.0104in solid #808080" fo:border-right="none" fo:padding-top="0in" fo:padding-left="0in" fo:padding-bottom="0.1944in" fo:padding-right="0in" style:shadow="none" fo:text-align="center" fo:margin-top="0.0694in" fo:margin-bottom="2.5in" fo:line-height="0.4166in"/>
      <style:text-properties fo:font-weight="bold" style:font-weight-asian="bold" fo:color="#808080" fo:letter-spacing="-0.0243in" fo:font-size="24pt" style:font-size-asian="24pt" fo:hyphenate="false"/>
    </style:style>
    <style:style style:name="Subtitle" style:display-name="Subtitle" style:family="paragraph" style:parent-style-name="Title" style:next-style-name="BodyText">
      <style:paragraph-properties fo:margin-top="1.3472in" fo:margin-bottom="0in" style:line-height-at-least="0.1388in"/>
      <style:text-properties style:font-name="Garamond" fo:font-weight="normal" style:font-weight-asian="normal" fo:text-transform="uppercase" fo:letter-spacing="0.0208in" fo:font-size="9pt" style:font-size-asian="9pt" fo:hyphenate="false"/>
    </style:style>
    <style:style style:name="ChapterSubtitle" style:display-name="Chapter Subtitle" style:family="paragraph" style:parent-style-name="Normal" style:next-style-name="BodyText">
      <style:paragraph-properties fo:keep-with-next="always" fo:keep-together="always" fo:margin-bottom="0.25in" style:line-height-at-least="0.1666in" fo:margin-right="1.25in"/>
      <style:text-properties fo:font-style="italic" style:font-style-asian="italic" fo:letter-spacing="-0.0138in" style:letter-kerning="true" fo:font-size="14pt" style:font-size-asian="14pt" fo:hyphenate="false"/>
    </style:style>
    <style:style style:name="CompanyName" style:display-name="Company Name" style:family="paragraph" style:parent-style-name="Normal">
      <style:paragraph-properties fo:keep-together="always" fo:border="0.0104in solid #000000" fo:padding="0.125in" style:shadow="none" fo:line-height="0.2222in"/>
      <style:text-properties style:font-name="Arial Black" fo:letter-spacing="-0.0104in" style:text-position="-6.2% 100%" fo:font-size="16pt" style:font-size-asian="16pt" fo:hyphenate="false"/>
    </style:style>
    <style:style style:name="ChapterTitle" style:display-name="Chapter Title" style:family="paragraph" style:parent-style-name="Normal" style:next-style-name="ChapterSubtitle">
      <style:paragraph-properties fo:keep-with-next="always" fo:keep-together="always" fo:margin-top="0.3333in" fo:margin-bottom="0.25in" style:line-height-at-least="0.3055in" fo:margin-right="1.5in"/>
      <style:text-properties style:font-name="Arial Black" fo:color="#808080" fo:letter-spacing="-0.0243in" style:letter-kerning="true" fo:font-size="22pt" style:font-size-asian="22pt" fo:hyphenate="false"/>
    </style:style>
    <style:style style:name="CommentReference" style:display-name="Comment Reference" style:family="text">
      <style:text-properties fo:font-size="8pt" style:font-size-asian="8pt"/>
    </style:style>
    <style:style style:name="FootnoteBase" style:display-name="Footnote Base" style:family="paragraph" style:parent-style-name="Normal">
      <style:paragraph-properties fo:margin-top="0.1666in"/>
      <style:text-properties fo:font-size="9pt" style:font-size-asian="9pt" fo:hyphenate="false"/>
    </style:style>
    <style:style style:name="CommentText" style:display-name="Comment Text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hyphenate="false"/>
    </style:style>
    <style:style style:name="TableText" style:display-name="Table Text" style:family="paragraph" style:parent-style-name="Normal">
      <style:paragraph-properties fo:margin-top="0.0416in"/>
      <style:text-properties fo:font-size="8pt" style:font-size-asian="8pt" fo:hyphenate="false"/>
    </style:style>
    <style:style style:name="TitleCover" style:display-name="Title Cover" style:family="paragraph" style:parent-style-name="HeadingBase" style:next-style-name="SubtitleCover">
      <style:paragraph-properties fo:keep-with-next="auto" fo:border="0.0104in solid #FFFFFF" fo:padding="0.4305in" style:shadow="none" fo:text-align="end" fo:line-height="1in" fo:margin-left="0.4166in" fo:margin-right="0.4166in">
        <style:tab-stops/>
      </style:paragraph-properties>
      <style:text-properties style:font-name="Garamond" fo:font-weight="bold" style:font-weight-asian="bold" fo:letter-spacing="-0.0486in" fo:font-size="72pt" style:font-size-asian="72pt" fo:hyphenate="false"/>
    </style:style>
    <style:style style:name="SubtitleCover" style:display-name="Subtitle Cover" style:family="paragraph" style:parent-style-name="Normal" style:next-style-name="Normal">
      <style:paragraph-properties fo:keep-with-next="always" fo:border-top="0.0104in solid #000000" fo:border-left="none" fo:border-bottom="none" fo:border-right="none" fo:padding-top="0.0138in" fo:padding-left="0in" fo:padding-bottom="0in" fo:padding-right="0in" style:shadow="none" fo:margin-bottom="3.6666in" fo:line-height="0.3333in"/>
      <style:text-properties fo:letter-spacing="-0.0104in" style:letter-kerning="true" fo:font-size="22pt" style:font-size-asian="22pt" fo:hyphenate="false"/>
    </style:style>
    <style:style style:name="DocumentLabel" style:display-name="Document Label" style:family="paragraph" style:parent-style-name="Normal" style:next-style-name="Normal">
      <style:paragraph-properties fo:keep-with-next="always" fo:keep-together="always" fo:margin-top="0.2777in" fo:margin-bottom="0.0833in" style:line-height-at-least="0.1666in" fo:margin-left="-0.5833in">
        <style:tab-stops/>
      </style:paragraph-properties>
      <style:text-properties style:font-name="Arial Black" style:letter-kerning="true" fo:font-size="48pt" style:font-size-asian="48pt" fo:hyphenate="false"/>
    </style:style>
    <style:style style:name="Emphasis" style:display-name="Emphasis" style:family="text">
      <style:text-properties style:font-name="Arial Black" fo:font-size="9pt" style:font-size-asian="9pt"/>
    </style:style>
    <style:style style:name="EndnoteReference" style:display-name="Endnote Reference" style:family="text">
      <style:text-properties style:text-position="super 66.6%" fo:font-size="9pt" style:font-size-asian="9pt"/>
    </style:style>
    <style:style style:name="EndnoteText" style:display-name="Endnote Text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FooterEven" style:display-name="Footer Even" style:family="paragraph" style:parent-style-name="Footer">
      <style:text-properties fo:hyphenate="false"/>
    </style:style>
    <style:style style:name="FooterFirst" style:display-name="Footer First" style:family="paragraph" style:parent-style-name="Footer">
      <style:paragraph-properties>
        <style:tab-stops>
          <style:tab-stop style:type="center" style:position="3in"/>
        </style:tab-stops>
      </style:paragraph-properties>
      <style:text-properties fo:letter-spacing="-0.0069in" fo:hyphenate="false"/>
    </style:style>
    <style:style style:name="FooterOdd" style:display-name="Footer Odd" style:family="paragraph" style:parent-style-name="Footer">
      <style:paragraph-properties>
        <style:tab-stops>
          <style:tab-stop style:type="right" style:position="0in"/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noteReference" style:display-name="Footnote Reference" style:family="text">
      <style:text-properties style:text-position="super 66.6%" fo:font-size="9pt" style:font-size-asian="9pt"/>
    </style:style>
    <style:style style:name="FootnoteText" style:display-name="Footnote Text" style:family="paragraph" style:parent-style-name="FootnoteBase">
      <style:paragraph-properties fo:margin-bottom="0.0833in"/>
      <style:text-properties fo:hyphenate="false"/>
    </style:style>
    <style:style style:name="HeaderEven" style:display-name="Header Even" style:family="paragraph" style:parent-style-name="Header">
      <style:text-properties fo:hyphenate="false"/>
    </style:style>
    <style:style style:name="HeaderFirst" style:display-name="Header First" style:family="paragraph" style:parent-style-name="Header">
      <style:paragraph-properties>
        <style:tab-stops>
          <style:tab-stop style:type="center" style:position="3in"/>
        </style:tab-stops>
      </style:paragraph-properties>
      <style:text-properties style:font-name="Garamond" fo:font-weight="bold" style:font-weight-asian="bold" fo:hyphenate="false"/>
    </style:style>
    <style:style style:name="HeaderOdd" style:display-name="Header Odd" style:family="paragraph" style:parent-style-name="Header">
      <style:paragraph-properties fo:text-align="end">
        <style:tab-stops>
          <style:tab-stop style:type="right" style:position="0in"/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ndexBase" style:display-name="Index Base" style:family="paragraph" style:parent-style-name="Normal">
      <style:paragraph-properties style:line-height-at-least="0.1666in">
        <style:tab-stops>
          <style:tab-stop style:type="right" style:position="2.75in"/>
        </style:tab-stops>
      </style:paragraph-properties>
      <style:text-properties fo:font-size="9pt" style:font-size-asian="9pt" fo:hyphenate="false"/>
    </style:style>
    <style:style style:name="Index1" style:display-name="Index 1" style:family="paragraph" style:parent-style-name="Normal" style:auto-update="true">
      <style:paragraph-properties style:line-height-at-least="0.1666in" fo:margin-left="0.5in" fo:text-indent="-0.5in">
        <style:tab-stops>
          <style:tab-stop style:type="right" style:leader-style="dotted" style:leader-text="." style:position="2.25in"/>
        </style:tab-stops>
      </style:paragraph-properties>
      <style:text-properties style:font-name="Arial Black" fo:font-size="7.5pt" style:font-size-asian="7.5pt" fo:hyphenate="false"/>
    </style:style>
    <style:style style:name="Index2" style:display-name="Index 2" style:family="paragraph" style:parent-style-name="Normal" style:auto-update="true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style:font-name="Arial Black" fo:font-size="7.5pt" style:font-size-asian="7.5pt" fo:hyphenate="false"/>
    </style:style>
    <style:style style:name="Index3" style:display-name="Index 3" style:family="paragraph" style:parent-style-name="Normal" style:auto-update="true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fo:font-size="9pt" style:font-size-asian="9pt" fo:hyphenate="false"/>
    </style:style>
    <style:style style:name="Index4" style:display-name="Index 4" style:family="paragraph" style:parent-style-name="Normal" style:auto-update="true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5" style:display-name="Index 5" style:family="paragraph" style:parent-style-name="Normal" style:auto-update="true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Heading" style:display-name="Index Heading" style:family="paragraph" style:parent-style-name="Normal" style:next-style-name="Index1">
      <style:paragraph-properties fo:keep-with-next="always" fo:line-height="0.3333in"/>
      <style:text-properties fo:text-transform="uppercase" fo:color="#808080" style:letter-kerning="true" fo:font-size="18pt" style:font-size-asian="18pt" fo:hyphenate="false"/>
    </style:style>
    <style:style style:name="Lead-inEmphasis" style:display-name="Lead-in Emphasis" style:family="text">
      <style:text-properties fo:text-transform="uppercase" fo:font-size="11pt" style:font-size-asian="11pt"/>
    </style:style>
    <style:style style:name="LineNumber" style:display-name="Line Number" style:family="text">
      <style:text-properties style:font-name="Arial" fo:font-size="9pt" style:font-size-asian="9pt"/>
    </style:style>
    <style:style style:name="List" style:display-name="List" style:family="paragraph" style:parent-style-name="BodyText">
      <style:paragraph-properties fo:margin-left="0.25in">
        <style:tab-stops>
          <style:tab-stop style:type="left" style:position="0.25in"/>
        </style:tab-stops>
      </style:paragraph-properties>
      <style:text-properties fo:hyphenate="false"/>
    </style:style>
    <style:style style:name="List2" style:display-name="List 2" style:family="paragraph" style:parent-style-name="List">
      <style:paragraph-properties fo:margin-left="0.75in">
        <style:tab-stops>
          <style:tab-stop style:type="left" style:position="0in"/>
        </style:tab-stops>
      </style:paragraph-properties>
      <style:text-properties fo:hyphenate="false"/>
    </style:style>
    <style:style style:name="List3" style:display-name="List 3" style:family="paragraph" style:parent-style-name="List">
      <style:paragraph-properties fo:margin-left="1in">
        <style:tab-stops>
          <style:tab-stop style:type="left" style:position="0in"/>
        </style:tab-stops>
      </style:paragraph-properties>
      <style:text-properties fo:hyphenate="false"/>
    </style:style>
    <style:style style:name="List4" style:display-name="List 4" style:family="paragraph" style:parent-style-name="List">
      <style:paragraph-properties fo:margin-left="1.25in">
        <style:tab-stops>
          <style:tab-stop style:type="left" style:position="0in"/>
        </style:tab-stops>
      </style:paragraph-properties>
      <style:text-properties fo:hyphenate="false"/>
    </style:style>
    <style:style style:name="List5" style:display-name="List 5" style:family="paragraph" style:parent-style-name="List">
      <style:paragraph-properties fo:margin-left="1.5in">
        <style:tab-stops>
          <style:tab-stop style:type="left" style:position="0in"/>
        </style:tab-stops>
      </style:paragraph-properties>
      <style:text-properties fo:hyphenate="false"/>
    </style:style>
    <style:style style:name="ListBullet" style:display-name="List Bullet" style:family="paragraph" style:parent-style-name="List" style:auto-update="true" style:list-style-name="LFO2">
      <style:paragraph-properties fo:margin-right="0.25in">
        <style:tab-stops/>
      </style:paragraph-properties>
      <style:text-properties fo:hyphenate="false"/>
    </style:style>
    <style:style style:name="ListBullet2" style:display-name="List Bullet 2" style:family="paragraph" style:parent-style-name="ListBullet" style:auto-update="true" style:list-style-name="LFO2">
      <style:paragraph-properties fo:margin-left="0.75in">
        <style:tab-stops/>
      </style:paragraph-properties>
      <style:text-properties fo:hyphenate="false"/>
    </style:style>
    <style:style style:name="ListBullet3" style:display-name="List Bullet 3" style:family="paragraph" style:parent-style-name="ListBullet" style:auto-update="true" style:list-style-name="LFO2">
      <style:paragraph-properties fo:margin-left="1in">
        <style:tab-stops/>
      </style:paragraph-properties>
      <style:text-properties fo:hyphenate="false"/>
    </style:style>
    <style:style style:name="ListBullet4" style:display-name="List Bullet 4" style:family="paragraph" style:parent-style-name="ListBullet" style:auto-update="true" style:list-style-name="LFO2">
      <style:paragraph-properties fo:margin-left="1.25in">
        <style:tab-stops/>
      </style:paragraph-properties>
      <style:text-properties fo:hyphenate="false"/>
    </style:style>
    <style:style style:name="ListBullet5" style:display-name="List Bullet 5" style:family="paragraph" style:parent-style-name="Normal" style:auto-update="true" style:list-style-name="LFO3">
      <style:paragraph-properties fo:border-top="none" fo:border-left="none" fo:border-bottom="0.0104in solid #000000" fo:border-right="none" fo:padding="0in" style:shadow="none" fo:line-height="0.2222in"/>
      <style:text-properties fo:font-size="9pt" style:font-size-asian="9pt" fo:hyphenate="false"/>
    </style:style>
    <style:style style:name="ListContinue" style:display-name="List Continue" style:family="paragraph" style:parent-style-name="List">
      <style:paragraph-properties fo:margin-bottom="0.1111in">
        <style:tab-stops/>
      </style:paragraph-properties>
      <style:text-properties fo:hyphenate="false"/>
    </style:style>
    <style:style style:name="ListContinue2" style:display-name="List Continue 2" style:family="paragraph" style:parent-style-name="ListContinue">
      <style:paragraph-properties fo:margin-left="0.75in">
        <style:tab-stops/>
      </style:paragraph-properties>
      <style:text-properties fo:hyphenate="false"/>
    </style:style>
    <style:style style:name="ListContinue3" style:display-name="List Continue 3" style:family="paragraph" style:parent-style-name="ListContinue">
      <style:paragraph-properties fo:margin-left="1in">
        <style:tab-stops/>
      </style:paragraph-properties>
      <style:text-properties fo:hyphenate="false"/>
    </style:style>
    <style:style style:name="ListContinue4" style:display-name="List Continue 4" style:family="paragraph" style:parent-style-name="ListContinue">
      <style:paragraph-properties fo:margin-left="1.25in">
        <style:tab-stops/>
      </style:paragraph-properties>
      <style:text-properties fo:hyphenate="false"/>
    </style:style>
    <style:style style:name="ListContinue5" style:display-name="List Continue 5" style:family="paragraph" style:parent-style-name="ListContinue">
      <style:paragraph-properties fo:margin-left="1.5in">
        <style:tab-stops/>
      </style:paragraph-properties>
      <style:text-properties fo:hyphenate="false"/>
    </style:style>
    <style:style style:name="ListNumber" style:display-name="List Number" style:family="paragraph" style:parent-style-name="List">
      <style:paragraph-properties fo:margin-left="0.5in" fo:margin-right="0.25in" fo:text-indent="-0.25in">
        <style:tab-stops/>
      </style:paragraph-properties>
      <style:text-properties fo:hyphenate="false"/>
    </style:style>
    <style:style style:name="ListNumber2" style:display-name="List Number 2" style:family="paragraph" style:parent-style-name="ListNumber">
      <style:paragraph-properties fo:margin-left="0.75in">
        <style:tab-stops/>
      </style:paragraph-properties>
      <style:text-properties fo:hyphenate="false"/>
    </style:style>
    <style:style style:name="ListNumber3" style:display-name="List Number 3" style:family="paragraph" style:parent-style-name="ListNumber">
      <style:paragraph-properties fo:margin-left="1in">
        <style:tab-stops/>
      </style:paragraph-properties>
      <style:text-properties fo:hyphenate="false"/>
    </style:style>
    <style:style style:name="ListNumber4" style:display-name="List Number 4" style:family="paragraph" style:parent-style-name="ListNumber">
      <style:paragraph-properties fo:margin-left="1.25in">
        <style:tab-stops/>
      </style:paragraph-properties>
      <style:text-properties fo:hyphenate="false"/>
    </style:style>
    <style:style style:name="ListNumber5" style:display-name="List Number 5" style:family="paragraph" style:parent-style-name="ListNumber">
      <style:paragraph-properties fo:margin-left="1.5in">
        <style:tab-stops/>
      </style:paragraph-properties>
      <style:text-properties fo:hyphenate="false"/>
    </style:style>
    <style:style style:name="TableHeader" style:display-name="Table Header" style:family="paragraph" style:parent-style-name="Normal">
      <style:paragraph-properties fo:text-align="center" fo:margin-top="0.0416in"/>
      <style:text-properties style:font-name="Arial Black" fo:font-size="8pt" style:font-size-asian="8pt" fo:hyphenate="false"/>
    </style:style>
    <style:style style:name="MessageHeader" style:display-name="Message Header" style:family="paragraph" style:parent-style-name="BodyText">
      <style:paragraph-properties fo:keep-together="always" fo:text-align="start" fo:margin-bottom="0.0833in" fo:margin-left="0.5in" fo:text-indent="-0.5in">
        <style:tab-stops/>
      </style:paragraph-properties>
      <style:text-properties fo:hyphenate="false"/>
    </style:style>
    <style:style style:name="PartSubtitle" style:display-name="Part Subtitle" style:family="paragraph" style:parent-style-name="Normal" style:next-style-name="BodyText">
      <style:paragraph-properties fo:keep-with-next="always" fo:text-align="center" fo:margin-top="0.25in" fo:margin-bottom="0.0833in"/>
      <style:text-properties fo:font-style="italic" style:font-style-asian="italic" style:letter-kerning="true" fo:font-size="16pt" style:font-size-asian="16pt" fo:hyphenate="false"/>
    </style:style>
    <style:style style:name="ReturnAddress" style:display-name="Return Address" style:family="paragraph" style:parent-style-name="Normal">
      <style:paragraph-properties fo:keep-together="always" style:line-height-at-least="0.1388in"/>
      <style:text-properties fo:letter-spacing="-0.0013in" fo:font-size="8pt" style:font-size-asian="8pt" fo:hyphenate="false"/>
    </style:style>
    <style:style style:name="SectionHeading" style:display-name="Section Heading" style:family="paragraph" style:parent-style-name="Normal" style:next-style-name="BodyText">
      <style:paragraph-properties style:line-height-at-least="0.4444in"/>
      <style:text-properties style:font-name="Arial Black" fo:text-transform="uppercase" fo:letter-spacing="0.0416in" fo:font-size="7.5pt" style:font-size-asian="7.5pt" fo:hyphenate="false"/>
    </style:style>
    <style:style style:name="SectionLabel" style:display-name="Section Label" style:family="paragraph" style:parent-style-name="Normal" style:next-style-name="Normal">
      <style:paragraph-properties fo:margin-top="1.4166in" fo:margin-bottom="0.25in" style:line-height-at-least="0.3333in"/>
      <style:text-properties style:font-name="Arial Black" fo:color="#808080" fo:letter-spacing="-0.0243in" fo:font-size="24pt" style:font-size-asian="24pt" fo:hyphenate="false"/>
    </style:style>
    <style:style style:name="Slogan" style:display-name="Slogan" style:family="text" style:parent-style-name="DefaultParagraphFont">
      <style:text-properties fo:font-style="italic" style:font-style-asian="italic" fo:letter-spacing="-0.0041in" fo:font-size="12pt" style:font-size-asian="12pt"/>
    </style:style>
    <style:style style:name="Superscript" style:display-name="Superscript" style:family="text">
      <style:text-properties style:text-position="super 65%"/>
    </style:style>
    <style:style style:name="TableofAuthorities" style:display-name="Table of Authorities" style:family="paragraph" style:parent-style-name="Normal">
      <style:paragraph-properties fo:margin-bottom="0.1666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OCBase" style:display-name="TOC Base" style:family="paragraph" style:parent-style-name="TOC2">
      <style:text-properties fo:hyphenate="false"/>
    </style:style>
    <style:style style:name="TableofFigures" style:display-name="Table of Figures" style:family="paragraph" style:parent-style-name="Normal">
      <style:paragraph-properties fo:margin-left="0.5in" fo:text-indent="-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OAHeading" style:display-name="TOA Heading" style:family="paragraph" style:parent-style-name="Normal" style:next-style-name="Normal">
      <style:paragraph-properties fo:border-top="0.0416in solid #000000" fo:border-left="none" fo:border-bottom="none" fo:border-right="none" fo:padding-top="0.0138in" fo:padding-left="0in" fo:padding-bottom="0in" fo:padding-right="0in" style:shadow="none" fo:text-align="center" fo:margin-top="0.0416in" fo:margin-bottom="0.0416in" fo:line-height="0.25in">
        <style:tab-stops>
          <style:tab-stop style:type="right" style:position="3.2916in"/>
        </style:tab-stops>
      </style:paragraph-properties>
      <style:text-properties style:font-name="Arial Black" fo:font-weight="bold" style:font-weight-asian="bold" fo:letter-spacing="-0.0069in" fo:font-size="11pt" style:font-size-asian="11pt" fo:hyphenate="false"/>
    </style:style>
    <style:style style:name="BlockQuotationFirst" style:display-name="Block Quotation First" style:family="paragraph" style:parent-style-name="Normal" style:next-style-name="BlockQuotation">
      <style:paragraph-properties fo:keep-together="always" fo:border-top="0.0104in solid #FFFFFF" fo:border-left="0.0104in solid #FFFFFF" fo:border-bottom="none" fo:border-right="0.0104in solid #FFFFFF" fo:padding-top="0.0833in" fo:padding-left="0.0833in" fo:padding-bottom="0in" fo:padding-right="0.0833in" style:shadow="none" fo:margin-left="0.3333in" fo:margin-right="0.3333in" fo:text-indent="0.0416in">
        <style:tab-stops/>
      </style:paragraph-properties>
      <style:text-properties style:font-name="Arial Black" fo:letter-spacing="-0.0069in" fo:font-size="10.5pt" style:font-size-asian="10.5pt" fo:hyphenate="false"/>
    </style:style>
    <style:style style:name="BlockQuotationLast" style:display-name="Block Quotation Last" style:family="paragraph" style:parent-style-name="BlockQuotation" style:next-style-name="BodyText">
      <style:paragraph-properties fo:keep-together="always" fo:border="none" fo:padding="0in" style:shadow="none" fo:text-align="start" fo:margin-left="0.5in" fo:margin-right="0.5in">
        <style:tab-stops/>
      </style:paragraph-properties>
      <style:text-properties style:font-name="Times New Roman" fo:font-style="italic" style:font-style-asian="italic" fo:letter-spacing="normal" fo:font-size="10pt" style:font-size-asian="10pt" fo:hyphenate="false"/>
    </style:style>
    <style:style style:name="ChapterLabel" style:display-name="Chapter Label" style:family="paragraph" style:parent-style-name="Normal" style:next-style-name="BodyText">
      <style:paragraph-properties fo:keep-with-next="always" fo:border-top="none" fo:border-left="none" fo:border-bottom="0.0104in solid #000000" fo:border-right="none" fo:padding-top="0in" fo:padding-left="0in" fo:padding-bottom="0.0416in" fo:padding-right="0in" style:shadow="none" fo:margin-bottom="0.1666in"/>
      <style:text-properties style:font-name="Arial Black" fo:text-transform="uppercase" fo:letter-spacing="0.0486in" style:letter-kerning="true" fo:font-size="7.5pt" style:font-size-asian="7.5pt" fo:hyphenate="false"/>
    </style:style>
    <style:style style:name="Date" style:display-name="Date" style:family="paragraph" style:parent-style-name="BodyText">
      <style:paragraph-properties fo:text-align="center" fo:margin-top="0.3333in" fo:margin-bottom="0.1111in"/>
      <style:text-properties style:font-name="Times New Roman" fo:font-weight="bold" style:font-weight-asian="bold" fo:letter-spacing="normal" fo:hyphenate="false"/>
    </style:style>
    <style:style style:name="Icon1" style:display-name="Icon 1" style:family="paragraph" style:parent-style-name="Normal">
      <style:paragraph-properties fo:text-align="center" fo:margin-top="0.0416in" fo:line-height="1in"/>
      <style:text-properties style:font-name="Wingdings" fo:font-weight="bold" style:font-weight-asian="bold" fo:color="#FFFFFF" fo:letter-spacing="-0.0069in" fo:font-size="80pt" style:font-size-asian="80pt" fo:hyphenate="false"/>
    </style:style>
    <style:style style:name="Index6" style:display-name="Index 6" style:family="paragraph" style:parent-style-name="Index1" style:next-style-name="Normal" style:auto-update="true">
      <style:paragraph-properties fo:margin-left="0.6666in" fo:text-indent="-0.1111in">
        <style:tab-stops>
          <style:tab-stop style:type="right" style:leader-style="dotted" style:leader-text="." style:position="1.8333in"/>
          <style:tab-stop style:type="right" style:leader-style="dotted" style:leader-text="." style:position="2.0833in"/>
        </style:tab-stops>
      </style:paragraph-properties>
      <style:text-properties fo:hyphenate="false"/>
    </style:style>
    <style:style style:name="Index7" style:display-name="Index 7" style:family="paragraph" style:parent-style-name="Index1" style:next-style-name="Normal" style:auto-update="true">
      <style:paragraph-properties fo:margin-left="0.7777in" fo:text-indent="-0.1111in">
        <style:tab-stops>
          <style:tab-stop style:type="right" style:leader-style="dotted" style:leader-text="." style:position="1.7222in"/>
          <style:tab-stop style:type="right" style:leader-style="dotted" style:leader-text="." style:position="1.9722in"/>
        </style:tab-stops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0.8888in" fo:text-indent="-0.1111in">
        <style:tab-stops>
          <style:tab-stop style:type="right" style:leader-style="dotted" style:leader-text="." style:position="1.6111in"/>
        </style:tab-stops>
      </style:paragraph-properties>
      <style:text-properties fo:hyphenate="false"/>
    </style:style>
    <style:style style:name="ListBulletFirst" style:display-name="List Bullet First" style:family="paragraph" style:parent-style-name="ListBullet" style:next-style-name="ListBullet" style:list-style-name="LFO2">
      <style:paragraph-properties fo:text-align="start" fo:margin-top="0.0555in" fo:margin-bottom="0.1111in" fo:margin-right="0in"/>
      <style:text-properties style:font-name="Times New Roman" fo:letter-spacing="normal" fo:hyphenate="false"/>
    </style:style>
    <style:style style:name="ListBulletLast" style:display-name="List Bullet Last" style:family="paragraph" style:parent-style-name="ListBullet" style:next-style-name="BodyText" style:list-style-name="LFO2">
      <style:paragraph-properties fo:text-align="start" fo:margin-right="0in"/>
      <style:text-properties style:font-name="Times New Roman" fo:letter-spacing="normal" fo:hyphenate="false"/>
    </style:style>
    <style:style style:name="ListFirst" style:display-name="List First" style:family="paragraph" style:parent-style-name="List" style:next-style-name="List">
      <style:paragraph-properties fo:text-align="start" fo:margin-top="0.0555in" fo:margin-bottom="0.0555in" fo:margin-left="0.5in" fo:text-indent="-0.25in">
        <style:tab-stops>
          <style:tab-stop style:type="left" style:position="0in"/>
        </style:tab-stops>
      </style:paragraph-properties>
      <style:text-properties style:font-name="Times New Roman" fo:letter-spacing="normal" fo:hyphenate="false"/>
    </style:style>
    <style:style style:name="ListLast" style:display-name="List Last" style:family="paragraph" style:parent-style-name="List" style:next-style-name="BodyText">
      <style:paragraph-properties fo:text-align="start" fo:margin-left="0.5in" fo:text-indent="-0.25in">
        <style:tab-stops>
          <style:tab-stop style:type="left" style:position="0in"/>
        </style:tab-stops>
      </style:paragraph-properties>
      <style:text-properties style:font-name="Times New Roman" fo:letter-spacing="normal" fo:hyphenate="false"/>
    </style:style>
    <style:style style:name="ListNumberFirst" style:display-name="List Number First" style:family="paragraph" style:parent-style-name="ListNumber" style:next-style-name="ListNumber">
      <style:paragraph-properties fo:text-align="start" fo:margin-top="0.0555in" fo:margin-bottom="0.1111in" fo:margin-right="0in"/>
      <style:text-properties style:font-name="Times New Roman" fo:letter-spacing="normal" fo:hyphenate="false"/>
    </style:style>
    <style:style style:name="ListNumberLast" style:display-name="List Number Last" style:family="paragraph" style:parent-style-name="ListNumber" style:next-style-name="BodyText">
      <style:paragraph-properties fo:text-align="start" fo:margin-right="0in"/>
      <style:text-properties style:font-name="Times New Roman" fo:letter-spacing="normal" fo:hyphenate="false"/>
    </style:style>
    <style:style style:name="MacroText" style:display-name="Macro Text" style:family="paragraph" style:parent-style-name="BodyText">
      <style:paragraph-properties fo:margin-bottom="0.0833in"/>
      <style:text-properties style:font-name="Courier New" fo:hyphenate="false"/>
    </style:style>
    <style:style style:name="Closing" style:display-name="Closing" style:family="paragraph" style:parent-style-name="Normal">
      <style:paragraph-properties fo:keep-with-next="always" style:line-height-at-least="0.1527in"/>
      <style:text-properties fo:hyphenate="false"/>
    </style:style>
    <style:style style:name="Enclosure" style:display-name="Enclosure" style:family="paragraph" style:parent-style-name="BodyText" style:next-style-name="Normal">
      <style:paragraph-properties fo:keep-together="always" fo:text-align="start" fo:margin-top="0.1527in"/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MessageHeaderLast" style:display-name="Message Header Last" style:family="paragraph" style:parent-style-name="MessageHeader" style:next-style-name="BodyText">
      <style:paragraph-properties fo:border-top="none" fo:border-left="none" fo:border-bottom="0.0104in solid #000000" fo:border-right="none" fo:padding-top="0in" fo:padding-left="0in" fo:padding-bottom="0.2083in" fo:padding-right="0in" style:shadow="none" fo:margin-bottom="0.2222in"/>
      <style:text-properties fo:hyphenate="false"/>
    </style:style>
    <style:style style:name="Signature" style:display-name="Signature" style:family="paragraph" style:parent-style-name="BodyText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Normal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ingSection" style:display-name="Heading Section" style:family="paragraph" style:parent-style-name="Normal">
      <style:paragraph-properties style:punctuation-wrap="simple" style:text-autospace="none" fo:text-align="start" style:vertical-align="baseline" fo:margin-bottom="0.0833in" fo:margin-left="0.5in" fo:text-indent="-0.5in">
        <style:tab-stops/>
      </style:paragraph-properties>
      <style:text-properties fo:font-weight="bold" style:font-weight-asian="bold" fo:text-transform="uppercase" fo:letter-spacing="normal" fo:font-size="14pt" style:font-size-asian="14pt" fo:hyphenate="false"/>
    </style:style>
    <style:style style:name="BulletItemnotopspace" style:display-name="Bullet Item no top space" style:family="paragraph" style:parent-style-name="BulletItem" style:list-style-name="LFO1">
      <style:paragraph-properties fo:margin-top="0in"/>
      <style:text-properties fo:hyphenate="false"/>
    </style:style>
    <style:style style:name="EA-Report" style:display-name="EA-Report" style:family="paragraph">
      <style:paragraph-properties fo:text-align="justify" fo:margin-top="0.0833in" fo:margin-bottom="0.0833in"/>
      <style:text-properties fo:font-size="12pt" style:font-size-asian="12pt" fo:hyphenate="false"/>
    </style:style>
    <style:style style:name="EA-Bullet1" style:display-name="EA-Bullet 1" style:family="paragraph" style:list-style-name="LFO5">
      <style:paragraph-properties fo:margin-top="0.0416in" fo:margin-bottom="0.0416in"/>
      <style:text-properties fo:font-size="12pt" style:font-size-asian="12pt" fo:hyphenate="false"/>
    </style:style>
    <style:style style:name="LGSVIC-TableText" style:display-name="LGSVIC - Table Text" style:family="paragraph">
      <style:paragraph-properties fo:widows="0" fo:orphans="0" fo:margin-top="0.0416in" fo:margin-bottom="0.0416in"/>
      <style:text-properties fo:color="#000000" fo:hyphenate="false"/>
    </style:style>
    <style:style style:name="LGSVIC-TableTitle" style:display-name="LGSVIC - Table Title" style:family="paragraph" style:parent-style-name="Normal">
      <style:paragraph-properties fo:widows="0" fo:orphans="0" fo:text-align="center" fo:margin-top="0.0416in" fo:margin-bottom="0.0416in"/>
      <style:text-properties fo:font-weight="bold" style:font-weight-asian="bold" fo:color="#000000" fo:letter-spacing="normal" fo:hyphenate="false"/>
    </style:style>
    <style:style style:name="EA-CenterHeading" style:display-name="EA-Center Heading" style:family="paragraph" style:next-style-name="EA-Report">
      <style:paragraph-properties fo:text-align="center" fo:margin-top="0.0833in" fo:margin-bottom="0.0833in"/>
      <style:text-properties style:font-name="Arial" fo:font-weight="bold" style:font-weight-asian="bold" fo:font-size="16pt" style:font-size-asian="16pt" fo:hyphenate="false"/>
    </style:style>
    <style:style style:name="sp.stdparagraph" style:display-name="sp. std paragraph" style:family="paragraph">
      <style:paragraph-properties style:punctuation-wrap="simple" style:text-autospace="none" fo:text-align="justify" style:vertical-align="baseline" fo:margin-top="0.0972in" fo:line-height="0.2083in" fo:margin-left="1.5in">
        <style:tab-stops/>
      </style:paragraph-properties>
      <style:text-properties fo:color="#000000" fo:font-size="11pt" style:font-size-asian="11pt" fo:hyphenate="false"/>
    </style:style>
    <style:style style:name="InfoBlue" style:display-name="InfoBlue" style:family="paragraph" style:parent-style-name="Normal" style:next-style-name="BodyText">
      <style:paragraph-properties fo:widows="0" fo:orphans="0" fo:text-align="start" fo:margin-bottom="0.0833in" style:line-height-at-least="0.1666in" fo:margin-left="0.3in">
        <style:tab-stops/>
      </style:paragraph-properties>
      <style:text-properties style:font-name="Times New Roman" fo:font-style="italic" style:font-style-asian="italic" text:display="none" fo:color="#0000FF" fo:letter-spacing="normal" fo:hyphenate="false"/>
    </style:style>
    <style:style style:name="TableHeading" style:display-name="Table Heading" style:family="paragraph">
      <style:paragraph-properties fo:background-color="#FFFFFF"/>
      <style:text-properties style:font-name="Arial" fo:font-weight="bold" style:font-weight-asian="bold" fo:hyphenate="false"/>
    </style:style>
    <style:style style:name="Tabletext0" style:display-name="Tabletext" style:family="paragraph" style:parent-style-name="Normal">
      <style:paragraph-properties fo:keep-together="always" fo:widows="0" fo:orphans="0" fo:text-align="start" fo:margin-bottom="0.0833in" style:line-height-at-least="0.1666in"/>
      <style:text-properties style:font-name="Times New Roman" fo:letter-spacing="normal" fo:hyphenate="false"/>
    </style:style>
    <style:style style:name="BodyText2" style:display-name="Body Text 2" style:family="paragraph" style:parent-style-name="BodyText">
      <style:paragraph-properties style:punctuation-wrap="simple" style:text-autospace="none" style:vertical-align="baseline" fo:text-indent="0.25in"/>
      <style:text-properties fo:hyphenate="false"/>
    </style:style>
    <style:style style:name="inf" style:display-name="inf" style:family="paragraph" style:parent-style-name="BodyText">
      <style:text-properties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BaseToc" style:display-name="Base Toc" style:family="paragraph">
      <style:paragraph-properties fo:margin-top="0.1666in">
        <style:tab-stops>
          <style:tab-stop style:type="left" style:position="0.25in"/>
          <style:tab-stop style:type="right" style:leader-style="dotted" style:leader-text="." style:position="6.25in"/>
        </style:tab-stops>
      </style:paragraph-properties>
      <style:text-properties style:font-name="Arial" fo:font-size="11pt" style:font-size-asian="11pt" fo:hyphenate="false"/>
    </style:style>
    <style:style style:name="Paragraph2" style:display-name="Paragraph2" style:family="paragraph" style:parent-style-name="Normal">
      <style:paragraph-properties fo:widows="0" fo:orphans="0" fo:margin-top="0.0555in" fo:margin-bottom="0.0833in" style:line-height-at-least="0.1666in" fo:margin-left="0.5in">
        <style:tab-stops/>
      </style:paragraph-properties>
      <style:text-properties fo:color="#000000" fo:letter-spacing="normal" fo:language="en" fo:country="AU" fo:hyphenate="false"/>
    </style:style>
    <style:style style:name="sectitile" style:display-name="sectitile" style:family="paragraph">
      <style:paragraph-properties style:punctuation-wrap="simple" style:text-autospace="none" fo:text-align="justify" style:vertical-align="baseline">
        <style:tab-stops>
          <style:tab-stop style:type="right" style:leader-style="solid" style:leader-text="_" style:position="7in"/>
        </style:tab-stops>
      </style:paragraph-properties>
      <style:text-properties style:font-name="CG Times (W1)" fo:font-weight="bold" style:font-weight-asian="bold" fo:hyphenate="false"/>
    </style:style>
    <style:style style:name="BodyText3" style:display-name="Body Text 3" style:family="paragraph" style:parent-style-name="Normal">
      <style:text-properties fo:font-style="italic" style:font-style-asian="italic" style:font-style-complex="italic" fo:color="#0000FF" fo:hyphenate="false"/>
    </style:style>
    <style:style style:name="Para" style:display-name="Para" style:family="paragraph" style:parent-style-name="Normal">
      <style:paragraph-properties fo:text-align="start" fo:margin-top="0.0833in"/>
      <style:text-properties style:font-name="Times New Roman" fo:letter-spacing="normal" fo:hyphenate="false"/>
    </style:style>
    <style:style style:name="Style18pt" style:display-name="Style 18 pt" style:family="paragraph" style:parent-style-name="Normal">
      <style:text-properties fo:font-size="14pt" style:font-size-asian="14pt" fo:hyphenate="false"/>
    </style:style>
    <style:style style:name="StyleHeading2ArialSmallcaps" style:display-name="Style Heading 2 + Arial Small caps" style:family="paragraph" style:parent-style-name="BlockText" style:next-style-name="BlockText" style:auto-update="true" style:default-outline-level="2">
      <style:text-properties fo:font-weight="bold" style:font-weight-asian="bold" style:font-weight-complex="bold" fo:font-variant="small-caps"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letter-spacing="-0.0034in" fo:font-size="8pt" style:font-size-asian="8pt" style:font-size-complex="8pt"/>
    </style:style>
    <style:style style:name="NoSpacing" style:display-name="No Spacing" style:family="paragraph">
      <style:paragraph-properties fo:text-align="justify" fo:margin-left="0.5in">
        <style:tab-stops/>
      </style:paragraph-properties>
      <style:text-properties style:font-name="Arial" fo:letter-spacing="-0.0034in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Paragraph" style:display-name="Paragraph" style:family="paragraph" style:parent-style-name="Tabletext0">
      <style:paragraph-properties fo:margin-top="0.0833in" fo:margin-left="0.5in">
        <style:tab-stops/>
      </style:paragraph-properties>
      <style:text-properties style:font-name="Arial" style:font-name-complex="Arial" fo:hyphenate="false"/>
    </style:style>
    <style:style style:name="TabletextChar" style:display-name="Tabletext Char" style:family="text" style:parent-style-name="DefaultParagraphFont"/>
    <style:style style:name="ParagraphChar" style:display-name="Paragraph Char" style:family="text" style:parent-style-name="TabletextChar">
      <style:text-properties style:font-name="Arial" style:font-name-complex="Arial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text:list-style style:name="LFO1">
      <text:list-level-style-bullet text:level="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text:list-style style:name="LFO3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2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in" fo:margin-left="1in" fo:margin-bottom="0.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8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language="pl" fo:country="PL" style:language-asian="pl" style:country-asian="PL"/>
    </style:style>
    <style:style style:name="T4" style:parent-style-name="DefaultParagraphFont" style:family="text">
      <style:text-properties fo:language="pl" fo:country="PL" style:language-asian="pl" style:country-asian="PL"/>
    </style:style>
    <style:page-layout style:name="PL1">
      <style:page-layout-properties fo:page-width="8.5in" fo:page-height="11in" style:print-orientation="portrait" fo:margin-top="0.3in" fo:margin-left="1in" fo:margin-bottom="0.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8in"/>
      </style:footer-style>
    </style:page-layout>
    <style:style style:name="P18" style:parent-style-name="HeadingBase" style:family="paragraph">
      <style:paragraph-properties fo:keep-with-next="auto" fo:keep-together="auto" fo:line-height="100%"/>
      <style:text-properties style:font-name="Times New Roman" fo:letter-spacing="-0.0034in" style:letter-kerning="false"/>
    </style:style>
    <style:style style:name="P19" style:parent-style-name="HeadingBase" style:family="paragraph">
      <style:paragraph-properties fo:keep-with-next="auto" fo:keep-together="auto" fo:line-height="100%"/>
      <style:text-properties style:font-name="Times New Roman" fo:letter-spacing="-0.0034in" style:letter-kerning="false"/>
    </style:style>
    <style:style style:name="P20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694in"/>
      <style:text-properties fo:font-size="8pt" style:font-size-asian="8pt"/>
    </style:style>
    <style:style style:name="P21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start" fo:margin-top="0.0694in"/>
    </style:style>
    <style:style style:name="T22" style:parent-style-name="DefaultParagraphFont" style:family="text">
      <style:text-properties style:font-name-complex="Arial" fo:letter-spacing="normal" fo:font-size="8pt" style:font-size-asian="8pt" style:font-size-complex="8pt" fo:language="en" fo:country="GB"/>
    </style:style>
    <style:style style:name="T23" style:parent-style-name="DefaultParagraphFont" style:family="text">
      <style:text-properties style:font-name="Times New Roman" fo:font-size="10pt" style:font-size-asian="10pt"/>
    </style:style>
    <style:style style:name="T24" style:parent-style-name="DefaultParagraphFont" style:family="text">
      <style:text-properties style:font-name="Times New Roman" fo:font-size="10pt" style:font-size-asian="10pt"/>
    </style:style>
    <style:style style:name="T25" style:parent-style-name="DefaultParagraphFont" style:family="text">
      <style:text-properties style:font-name="Times New Roman" fo:font-size="10pt" style:font-size-asian="10pt"/>
    </style:style>
    <style:style style:name="T26" style:parent-style-name="DefaultParagraphFont" style:family="text">
      <style:text-properties style:font-name="Times New Roman" fo:font-size="10pt" style:font-size-asian="10pt"/>
    </style:style>
    <style:style style:name="T27" style:parent-style-name="DefaultParagraphFont" style:family="text">
      <style:text-properties style:font-name="Times New Roman" fo:font-size="10pt" style:font-size-asian="10pt"/>
    </style:style>
    <style:style style:name="T28" style:parent-style-name="DefaultParagraphFont" style:family="text">
      <style:text-properties style:font-name="Times New Roman" fo:font-size="10pt" style:font-size-asian="10pt"/>
    </style:style>
    <style:style style:name="P29" style:parent-style-name="Footer" style:family="paragraph">
      <style:paragraph-properties fo:margin-top="0.0694in"/>
      <style:text-properties style:font-weight-complex="bold" fo:font-style="italic" style:font-style-asian="italic" fo:font-size="7pt" style:font-size-asian="7pt"/>
    </style:style>
    <style:style style:name="P30" style:parent-style-name="Footer" style:family="paragraph">
      <style:paragraph-properties fo:margin-top="0.0694in"/>
    </style:style>
    <style:style style:name="T31" style:parent-style-name="DefaultParagraphFont" style:family="text">
      <style:text-properties style:font-weight-complex="bold" fo:font-style="italic" style:font-style-asian="italic" fo:font-size="7pt" style:font-size-asian="7pt"/>
    </style:style>
    <style:style style:name="T32" style:parent-style-name="DefaultParagraphFont" style:family="text">
      <style:text-properties style:font-weight-complex="bold" fo:font-style="italic" style:font-style-asian="italic" fo:font-size="7pt" style:font-size-asian="7pt"/>
    </style:style>
    <number:date-style style:name="N33" number:language="en" number:country="US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style:style style:name="T34" style:parent-style-name="DefaultParagraphFont" style:family="text">
      <style:text-properties style:font-weight-complex="bold" fo:font-style="italic" style:font-style-asian="italic" fo:font-size="7pt" style:font-size-asian="7pt"/>
    </style:style>
    <style:style style:name="P35" style:parent-style-name="Footer" style:family="paragraph">
      <style:paragraph-properties fo:margin-top="0.0694in"/>
      <style:text-properties fo:font-size="8pt" style:font-size-asian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1" text:anchor-type="as-char" svg:x="0in" svg:y="0in" svg:width="1.46875in" svg:height="0.66429in" style:rel-width="scale" style:rel-height="scale"><draw:image xlink:href="media/image1.png" xlink:type="simple" xlink:show="embed" xlink:actuate="onLoad"/><svg:title/><svg:desc/></draw:frame></text:span><text:span text:style-name="T4"><draw:frame draw:z-index="251657728" draw:style-name="a1" draw:name="Picture 1" text:anchor-type="paragraph" svg:x="1.0875in" svg:y="0.29514in" svg:width="1.96875in" svg:height="0.45764in" style:rel-width="scale" style:rel-height="scale"><draw:image xlink:href="media/image2.png" xlink:type="simple" xlink:show="embed" xlink:actuate="onLoad"/><svg:title/><svg:desc>Capgemini_cmyk</svg:desc></draw:frame></text:span><text:s text:c="2"/></text:p>
      </style:header>
      <style:footer>
        <text:p text:style-name="Footer"/>
      </style:footer>
    </style:master-page>
    <style:master-page style:name="MP1" style:page-layout-name="PL1">
      <style:header>
        <text:p text:style-name="P18">Project: TE Connectivity Transition<text:tab/><text:s text:c="15"/>Application Overview Document for<text:s/>XXXXX<text:s/>Version: 1.0</text:p>
        <text:p text:style-name="P19"><text:s text:c="2"/></text:p>
        <text:p text:style-name="P20"/>
      </style:header>
      <style:footer>
        <text:p text:style-name="P21"><text:span text:style-name="T22">© 2016 Capgemini - All rights reserved</text:span><text:span text:style-name="T23"><text:tab/>Standard Template Version 2.1</text:span><text:span text:style-name="T24"><text:tab/>Page<text:s/></text:span><text:span text:style-name="T25"><text:page-number text:fixed="false">6</text:page-number></text:span><text:span text:style-name="T26"><text:s/>of<text:s/></text:span><text:span text:style-name="T27"><text:page-count>6</text:page-count></text:span><text:span text:style-name="T28"><text:tab/></text:span></text:p>
        <text:p text:style-name="P29"/>
        <text:p text:style-name="P30"><text:span text:style-name="T31">Printed copies are current on date of printing only -<text:s/></text:span><text:span text:style-name="T32"><text:date style:data-style-name="N33">08/29/2017</text:date></text:span><text:span text:style-name="T34">. Always refer to the electronic version for the current release.</text:span></text:p>
        <text:p text:style-name="P3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QT_Standard Template.doc</dc:title>
    <dc:description>Project Scope_x000d_Project Measurements_x000d_Project Organization_x000d_Related Projects_x000d_Issues</dc:description>
    <meta:keyword>project issue team plan management</meta:keyword>
    <meta:initial-creator>hsalpeka</meta:initial-creator>
    <dc:creator>Jaskiewicz, Lukasz</dc:creator>
    <meta:creation-date>2017-08-29T09:14:00Z</meta:creation-date>
    <dc:date>2017-08-29T09:14:00Z</dc:date>
    <meta:print-date>2001-05-10T04:26:00Z</meta:print-date>
    <meta:template xlink:href="Knowledge%20Transfer%20Document.dot" xlink:type="simple"/>
    <meta:editing-cycles>2</meta:editing-cycles>
    <meta:editing-duration>PT0S</meta:editing-duration>
    <meta:user-defined meta:name="Checked by">&lt;Custom.Approver&gt;</meta:user-defined>
    <meta:user-defined meta:name="Client">Lloyd's Register</meta:user-defined>
    <meta:user-defined meta:name="Disposition">&lt;Custom.n.n&gt;</meta:user-defined>
    <meta:user-defined meta:name="Project">Lloyd's Register AM</meta:user-defined>
    <meta:user-defined meta:name="Application">&lt;App Name&gt;</meta:user-defined>
    <meta:user-defined meta:name="ContentTypeId">0x010100B893A16792504E46AEDA4680318B14D5</meta:user-defined>
    <meta:document-statistic meta:page-count="6" meta:paragraph-count="14" meta:word-count="1006" meta:character-count="7033" meta:row-count="50" meta:non-whitespace-character-count="6041"/>
  </office:meta>
</office:document-meta>
</file>